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2"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er">
      <style:text-properties style:text-scale="100%"/>
    </style:style>
    <style:style style:name="P2"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P3" style:family="paragraph" style:parent-style-name="Header">
      <style:paragraph-properties style:line-height-at-least="0.3335in"/>
      <style:text-properties fo:color="#000000" style:font-name="Arial3" fo:font-size="16pt" fo:font-style="italic" style:font-size-asian="10pt" style:font-size-complex="10pt"/>
    </style:style>
    <style:style style:name="P4"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P5" style:family="paragraph" style:parent-style-name="Standard">
      <style:text-properties fo:letter-spacing="0.0016in"/>
    </style:style>
    <style:style style:name="P6" style:family="paragraph" style:parent-style-name="Standard">
      <style:text-properties fo:font-size="12pt" officeooo:rsid="00bf9d94" officeooo:paragraph-rsid="00c6fdd4" style:font-size-asian="10.5pt" style:font-size-complex="12pt"/>
    </style:style>
    <style:style style:name="P7" style:family="paragraph" style:parent-style-name="Standard">
      <style:text-properties officeooo:paragraph-rsid="00c015fb"/>
    </style:style>
    <style:style style:name="P8"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P9" style:family="paragraph" style:parent-style-name="Footer">
      <style:paragraph-properties>
        <style:tab-stops>
          <style:tab-stop style:position="7.1563in" style:type="right"/>
        </style:tab-stops>
      </style:paragraph-properties>
    </style:style>
    <style:style style:name="P10" style:family="paragraph" style:parent-style-name="Footer">
      <style:paragraph-properties>
        <style:tab-stops>
          <style:tab-stop style:position="7.1563in" style:type="right"/>
        </style:tab-stops>
      </style:paragraph-properties>
      <style:text-properties officeooo:paragraph-rsid="00b7fa1b"/>
    </style:style>
    <style:style style:name="P11" style:family="paragraph" style:parent-style-name="Footer">
      <style:text-properties officeooo:paragraph-rsid="00b7fa1b"/>
    </style:style>
    <style:style style:name="P12" style:family="paragraph" style:parent-style-name="Standard">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style:font-name-asian="Times New Roman2" style:font-size-asian="10pt" style:font-size-complex="10pt" fo:hyphenate="false" fo:hyphenation-remain-char-count="2" fo:hyphenation-push-char-count="2"/>
    </style:style>
    <style:style style:name="P13" style:family="paragraph" style:parent-style-name="Header">
      <style:paragraph-properties fo:margin-top="0.139in" fo:margin-bottom="0in" loext:contextual-spacing="false"/>
    </style:style>
    <style:style style:name="P14" style:family="paragraph" style:parent-style-name="Text_20_body">
      <style:text-properties style:font-name="Arial3" fo:font-size="16pt"/>
    </style:style>
    <style:style style:name="P15" style:family="paragraph" style:parent-style-name="Text_20_body">
      <style:paragraph-properties fo:line-height="150%"/>
      <style:text-properties style:font-name="Arial3" fo:font-size="16pt" fo:font-style="italic" officeooo:paragraph-rsid="00c6fdd4"/>
    </style:style>
    <style:style style:name="P16" style:family="paragraph" style:parent-style-name="Text_20_body">
      <style:text-properties style:font-name="Arial3" fo:font-size="12pt" fo:font-weight="bold"/>
    </style:style>
    <style:style style:name="P17" style:family="paragraph" style:parent-style-name="Text_20_body">
      <style:paragraph-properties fo:line-height="100%"/>
      <style:text-properties style:font-name="Arial3" fo:font-size="12pt" fo:font-weight="normal" officeooo:rsid="009b9651" officeooo:paragraph-rsid="009b9651" style:font-size-asian="11pt" style:font-weight-asian="normal" style:font-size-complex="11pt" style:font-weight-complex="normal" style:text-scale="100%"/>
    </style:style>
    <style:style style:name="P18" style:family="paragraph" style:parent-style-name="Text_20_body">
      <style:text-properties officeooo:paragraph-rsid="00cbd182"/>
    </style:style>
    <style:style style:name="P19" style:family="paragraph" style:parent-style-name="Text_20_body">
      <style:text-properties officeooo:paragraph-rsid="00ce2b21"/>
    </style:style>
    <style:style style:name="P20" style:family="paragraph" style:parent-style-name="Text_20_body">
      <style:text-properties officeooo:paragraph-rsid="00c2cd91"/>
    </style:style>
    <style:style style:name="P21" style:family="paragraph" style:parent-style-name="Text_20_body">
      <style:text-properties officeooo:paragraph-rsid="00d93332"/>
    </style:style>
    <style:style style:name="P22"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3" style:family="paragraph" style:parent-style-name="Standard">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fo:language="fr" fo:country="FR" officeooo:rsid="00bedd16" officeooo:paragraph-rsid="00c6fdd4" style:font-size-asian="10.5pt" style:font-size-complex="12pt" fo:hyphenate="false" fo:hyphenation-remain-char-count="2" fo:hyphenation-push-char-count="2"/>
    </style:style>
    <style:style style:name="P24" style:family="paragraph" style:parent-style-name="Standard" style:master-page-name="">
      <loext:graphic-properties draw:fill="none"/>
      <style:paragraph-properties fo:margin-left="0.25in" fo:margin-right="0in" fo:margin-top="0in" fo:margin-bottom="0in" loext:contextual-spacing="false" fo:text-align="start" style:justify-single-word="false" fo:orphans="2" fo:widows="2" fo:hyphenation-ladder-count="no-limit" fo:text-indent="0in" style:auto-text-indent="false" style:page-number="auto"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5" style:family="paragraph" style:parent-style-name="Standard">
      <loext:graphic-properties draw:fill="none"/>
      <style:paragraph-properties fo:margin-left="0.25in" fo:margin-right="0in" fo:margin-top="0in" fo:margin-bottom="0.1402in" loext:contextual-spacing="false" fo:text-align="start" style:justify-single-word="false" fo:orphans="2" fo:widows="2" fo:hyphenation-ladder-count="no-limit" fo:text-indent="0in" style:auto-text-indent="false" fo:background-color="transparent" style:writing-mode="lr-tb">
        <style:tab-stops/>
      </style:paragraph-properties>
      <style:text-properties fo:font-size="12pt" officeooo:rsid="00bedd16" officeooo:paragraph-rsid="00c6fdd4" style:font-size-asian="10.5pt" style:font-size-complex="12pt" fo:hyphenate="false" fo:hyphenation-remain-char-count="2" fo:hyphenation-push-char-count="2"/>
    </style:style>
    <style:style style:name="P26" style:family="paragraph" style:parent-style-name="Standard">
      <style:paragraph-properties fo:margin-top="0.1402in" fo:margin-bottom="0in" loext:contextual-spacing="false"/>
      <style:text-properties fo:font-size="12pt" officeooo:rsid="00bde024" officeooo:paragraph-rsid="00c6fdd4" style:font-size-asian="10.5pt" style:font-size-complex="12pt"/>
    </style:style>
    <style:style style:name="P27" style:family="paragraph" style:parent-style-name="Standard">
      <style:paragraph-properties fo:margin-top="0.1402in" fo:margin-bottom="0in" loext:contextual-spacing="false"/>
      <style:text-properties fo:font-size="12pt" officeooo:rsid="00bedd16" officeooo:paragraph-rsid="00c6fdd4" style:font-size-asian="10.5pt" style:font-size-complex="12pt"/>
    </style:style>
    <style:style style:name="P28" style:family="paragraph" style:parent-style-name="Copyright">
      <style:paragraph-properties fo:break-before="page"/>
    </style:style>
    <style:style style:name="P29" style:family="paragraph" style:parent-style-name="Contents_20_2">
      <style:paragraph-properties>
        <style:tab-stops>
          <style:tab-stop style:position="1.1299in"/>
          <style:tab-stop style:position="7.1602in" style:type="right" style:leader-style="dotted" style:leader-text="."/>
        </style:tab-stops>
      </style:paragraph-properties>
    </style:style>
    <style:style style:name="P30" style:family="paragraph" style:parent-style-name="Contents_20_3">
      <style:paragraph-properties>
        <style:tab-stops>
          <style:tab-stop style:position="1.5598in"/>
          <style:tab-stop style:position="7.1602in" style:type="right" style:leader-style="dotted" style:leader-text="."/>
        </style:tab-stops>
      </style:paragraph-properties>
    </style:style>
    <style:style style:name="P31" style:family="paragraph" style:parent-style-name="Contents_20_4">
      <style:paragraph-properties>
        <style:tab-stops>
          <style:tab-stop style:position="1.9402in"/>
          <style:tab-stop style:position="7.1602in" style:type="right" style:leader-style="dotted" style:leader-text="."/>
        </style:tab-stops>
      </style:paragraph-properties>
    </style:style>
    <style:style style:name="P32" style:family="paragraph" style:parent-style-name="Contents_20_1">
      <style:paragraph-properties>
        <style:tab-stops>
          <style:tab-stop style:position="0.75in"/>
          <style:tab-stop style:position="7.1602in" style:type="right" style:leader-style="dotted" style:leader-text="."/>
        </style:tab-stops>
      </style:paragraph-properties>
    </style:style>
    <style:style style:name="P33" style:family="paragraph" style:parent-style-name="Standard" style:list-style-name="" style:master-page-name="">
      <style:paragraph-properties style:page-number="auto" fo:break-before="page"/>
      <style:text-properties fo:color="#000000" style:font-name="Times New Roman1" fo:font-size="10pt" fo:letter-spacing="0.0016in" style:font-name-asian="Times New Roman2" style:font-size-asian="10pt" style:font-size-complex="10pt"/>
    </style:style>
    <style:style style:name="P34" style:family="paragraph" style:parent-style-name="Standard">
      <style:paragraph-properties fo:margin-top="0.1945in" fo:margin-bottom="0.0693in" loext:contextual-spacing="false" style:line-height-at-least="0.1252in" fo:hyphenation-ladder-count="no-limit" fo:keep-with-next="always"/>
      <style:text-properties fo:color="#000000" style:font-name="Arial1" fo:font-size="10pt" fo:letter-spacing="0.0016in" fo:font-weight="bold" officeooo:paragraph-rsid="00dea0cc" style:font-name-asian="Times New Roman2" style:font-size-asian="10pt" style:font-weight-asian="bold" style:font-name-complex="Arial4" style:font-size-complex="10pt" style:font-weight-complex="bold" fo:hyphenate="false" fo:hyphenation-remain-char-count="2" fo:hyphenation-push-char-count="2"/>
    </style:style>
    <style:style style:name="P35" style:family="paragraph" style:parent-style-name="Standard">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officeooo:paragraph-rsid="00dea0cc" style:font-name-asian="Times New Roman2" style:font-size-asian="10pt" style:font-size-complex="10pt" fo:hyphenate="false" fo:hyphenation-remain-char-count="2" fo:hyphenation-push-char-count="2"/>
    </style:style>
    <style:style style:name="P36" style:family="paragraph" style:parent-style-name="Standard">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size="10pt" fo:letter-spacing="0.0016in" officeooo:rsid="00df8d0d" officeooo:paragraph-rsid="00df8d0d" style:font-name-asian="Times New Roman2" style:font-size-asian="10pt" style:font-size-complex="10pt" fo:hyphenate="false" fo:hyphenation-remain-char-count="2" fo:hyphenation-push-char-count="2"/>
    </style:style>
    <style:style style:name="P37" style:family="paragraph" style:parent-style-name="Standard">
      <style:paragraph-properties fo:margin-top="0.0972in" fo:margin-bottom="0in" loext:contextual-spacing="false" style:line-height-at-least="0.1665in" fo:orphans="0" fo:widows="0" fo:hyphenation-ladder-count="no-limit">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fo:font-size="10pt" officeooo:paragraph-rsid="00dea0cc" style:font-name-asian="Times New Roman2" style:font-size-asian="10pt" style:font-name-complex="Times2" style:font-size-complex="10pt" fo:hyphenate="false" fo:hyphenation-remain-char-count="2" fo:hyphenation-push-char-count="2"/>
    </style:style>
    <style:style style:name="P38" style:family="paragraph" style:parent-style-name="Text_20_body" style:list-style-name="Numbered"/>
    <style:style style:name="P39" style:family="paragraph" style:parent-style-name="Text_20_body" style:list-style-name=""/>
    <style:style style:name="P40" style:family="paragraph" style:parent-style-name="Text_20_body">
      <style:text-properties officeooo:rsid="00d9e04d" officeooo:paragraph-rsid="00da5796"/>
    </style:style>
    <style:style style:name="P41" style:family="paragraph" style:parent-style-name="Text_20_body">
      <style:text-properties officeooo:rsid="00da5796" officeooo:paragraph-rsid="00da5796"/>
    </style:style>
    <style:style style:name="P42" style:family="paragraph" style:parent-style-name="Text_20_body">
      <style:text-properties style:font-name="TimesNewRoman" fo:font-size="10pt"/>
    </style:style>
    <style:style style:name="P43" style:family="paragraph" style:parent-style-name="Text_20_body">
      <style:text-properties style:font-name="TimesNewRoman" fo:font-size="10pt" officeooo:paragraph-rsid="00dbe934"/>
    </style:style>
    <style:style style:name="P44" style:family="paragraph" style:parent-style-name="Text_20_body">
      <style:text-properties officeooo:rsid="00dbe934" officeooo:paragraph-rsid="00dbe934"/>
    </style:style>
    <style:style style:name="P45" style:family="paragraph" style:parent-style-name="Text_20_body" style:list-style-name="Numbered">
      <style:text-properties fo:font-weight="bold" officeooo:rsid="00dbe934" officeooo:paragraph-rsid="00dbe934" style:font-weight-asian="bold" style:font-weight-complex="bold"/>
    </style:style>
    <style:style style:name="P46" style:family="paragraph" style:parent-style-name="Text_20_body">
      <style:text-properties fo:font-weight="bold" officeooo:rsid="00de50af" officeooo:paragraph-rsid="00de50af" style:font-weight-asian="bold" style:font-weight-complex="bold"/>
    </style:style>
    <style:style style:name="P47" style:family="paragraph" style:parent-style-name="Text_20_body">
      <style:text-properties officeooo:rsid="00de50af" officeooo:paragraph-rsid="00de50af"/>
    </style:style>
    <style:style style:name="P48" style:family="paragraph" style:parent-style-name="Heading_20_1">
      <style:text-properties officeooo:paragraph-rsid="00dea0cc"/>
    </style:style>
    <style:style style:name="P49" style:family="paragraph" style:parent-style-name="Heading_20_1" style:master-page-name="Main_20_Body">
      <style:paragraph-properties style:page-number="1"/>
    </style:style>
    <style:style style:name="P50" style:family="paragraph" style:parent-style-name="Heading_20_1">
      <style:paragraph-properties fo:break-before="page"/>
    </style:style>
    <style:style style:name="P51" style:family="paragraph" style:parent-style-name="Heading_20_1" style:master-page-name="Main_20_Body">
      <style:paragraph-properties style:page-number="auto"/>
    </style:style>
    <style:style style:name="P52" style:family="paragraph" style:parent-style-name="Heading_20_2">
      <style:text-properties officeooo:rsid="00d27b2b" officeooo:paragraph-rsid="00d27b2b"/>
    </style:style>
    <style:style style:name="P53" style:family="paragraph" style:parent-style-name="Heading_20_2">
      <style:text-properties officeooo:rsid="00cbd182" officeooo:paragraph-rsid="00cbd182"/>
    </style:style>
    <style:style style:name="P54" style:family="paragraph" style:parent-style-name="Heading_20_2">
      <style:text-properties officeooo:paragraph-rsid="00cbd182"/>
    </style:style>
    <style:style style:name="P55" style:family="paragraph" style:parent-style-name="Heading_20_2">
      <style:text-properties officeooo:rsid="00ce2b21"/>
    </style:style>
    <style:style style:name="P56" style:family="paragraph" style:parent-style-name="Heading_20_2">
      <style:text-properties officeooo:rsid="00ce2b21" officeooo:paragraph-rsid="00ce2b21"/>
    </style:style>
    <style:style style:name="P57" style:family="paragraph" style:parent-style-name="Heading_20_2">
      <style:text-properties officeooo:rsid="00dbe934" officeooo:paragraph-rsid="00dbe934"/>
    </style:style>
    <style:style style:name="P58" style:family="paragraph" style:parent-style-name="Heading_20_3">
      <style:text-properties officeooo:rsid="00cbd182" officeooo:paragraph-rsid="00cbd182"/>
    </style:style>
    <style:style style:name="P59" style:family="paragraph" style:parent-style-name="Heading_20_3">
      <style:text-properties officeooo:paragraph-rsid="00cbd182"/>
    </style:style>
    <style:style style:name="P60" style:family="paragraph" style:parent-style-name="Heading_20_3">
      <style:text-properties officeooo:rsid="00cef500" officeooo:paragraph-rsid="00cef500"/>
    </style:style>
    <style:style style:name="P61" style:family="paragraph" style:parent-style-name="Heading_20_3">
      <style:text-properties officeooo:rsid="00ce2b23" officeooo:paragraph-rsid="00ce2b23"/>
    </style:style>
    <style:style style:name="P62" style:family="paragraph" style:parent-style-name="Heading_20_4">
      <style:text-properties officeooo:rsid="00cbd182" officeooo:paragraph-rsid="00cbd182"/>
    </style:style>
    <style:style style:name="P63" style:family="paragraph" style:parent-style-name="Heading_20_4">
      <style:text-properties officeooo:paragraph-rsid="00cbd182"/>
    </style:style>
    <style:style style:name="P64" style:family="paragraph" style:parent-style-name="Body" style:list-style-name="" style:master-page-name="Front_20_Matter">
      <style:paragraph-properties fo:margin-top="0in" fo:margin-bottom="0in" loext:contextual-spacing="false" style:line-height-at-least="0.3055in" style:page-number="1" fo:break-before="auto" fo:break-after="auto"/>
      <style:text-properties style:font-name="Arial1" fo:font-size="18pt" fo:font-weight="bold" style:font-size-asian="18pt" style:font-weight-asian="bold" style:font-name-complex="Arial4" style:font-size-complex="18pt"/>
    </style:style>
    <style:style style:name="P65" style:family="paragraph" style:parent-style-name="Annex_20_2" style:list-style-name="Numbered_20_-_20_Annexes">
      <style:text-properties officeooo:rsid="00c2cd91" officeooo:paragraph-rsid="00c2cd91"/>
    </style:style>
    <style:style style:name="P66" style:family="paragraph" style:parent-style-name="Annex_20_2">
      <style:text-properties officeooo:rsid="00d93332"/>
    </style:style>
    <style:style style:name="P67" style:family="paragraph" style:parent-style-name="Annex_20_2">
      <style:text-properties officeooo:rsid="00d93332" officeooo:paragraph-rsid="00d93332"/>
    </style:style>
    <style:style style:name="P68" style:family="paragraph" style:parent-style-name="Annex_20_1">
      <style:paragraph-properties fo:break-before="page"/>
      <style:text-properties officeooo:rsid="00d93332" officeooo:paragraph-rsid="00d93332"/>
    </style:style>
    <style:style style:name="P69" style:family="paragraph" style:parent-style-name="Bulleted">
      <style:text-properties officeooo:paragraph-rsid="00dd233f"/>
    </style:style>
    <style:style style:name="P70" style:family="paragraph" style:parent-style-name="Bulleted">
      <style:text-properties officeooo:rsid="00df8d0d" officeooo:paragraph-rsid="00df8d0d"/>
    </style:style>
    <style:style style:name="P71" style:family="paragraph" style:parent-style-name="Bulleted" style:list-style-name="Bulleted1">
      <style:text-properties officeooo:paragraph-rsid="00df8d0d"/>
    </style:style>
    <style:style style:name="P72" style:family="paragraph" style:parent-style-name="Bulleted">
      <style:text-properties officeooo:rsid="00e1126f" officeooo:paragraph-rsid="00e1126f"/>
    </style:style>
    <style:style style:name="T1" style:family="text">
      <style:text-properties officeooo:rsid="00b7fa1b"/>
    </style:style>
    <style:style style:name="T2" style:family="text">
      <style:text-properties fo:font-weight="bold" style:font-weight-asian="bold" style:font-weight-complex="bold"/>
    </style:style>
    <style:style style:name="T3" style:family="text">
      <style:text-properties fo:font-size="10pt" fo:font-weight="bold" style:font-size-asian="10pt" style:font-weight-asian="bold" style:font-size-complex="10pt" style:font-weight-complex="bold"/>
    </style:style>
    <style:style style:name="T4" style:family="text">
      <style:text-properties fo:font-weight="normal" style:font-weight-asian="normal" style:font-weight-complex="normal"/>
    </style:style>
    <style:style style:name="T5" style:family="text">
      <style:text-properties fo:font-weight="normal" officeooo:rsid="00b7fa1b" style:font-weight-asian="normal" style:font-weight-complex="normal"/>
    </style:style>
    <style:style style:name="T6" style:family="text">
      <style:text-properties style:text-scale="100%"/>
    </style:style>
    <style:style style:name="T7" style:family="text">
      <style:text-properties officeooo:rsid="009b9651" style:text-scale="100%"/>
    </style:style>
    <style:style style:name="T8" style:family="text">
      <style:text-properties officeooo:rsid="00b7fa1b" style:text-scale="100%"/>
    </style:style>
    <style:style style:name="T9" style:family="text">
      <style:text-properties style:font-weight-complex="bold" style:text-scale="100%"/>
    </style:style>
    <style:style style:name="T10" style:family="text">
      <style:text-properties style:font-name="Arial3" fo:font-size="12pt" fo:font-weight="bold"/>
    </style:style>
    <style:style style:name="T11" style:family="text">
      <style:text-properties style:font-name="Arial3" fo:font-size="12pt" fo:font-weight="bold" officeooo:rsid="009b9651"/>
    </style:style>
    <style:style style:name="T12" style:family="text">
      <style:text-properties style:font-name="Arial3" fo:font-size="12pt" fo:font-weight="bold" officeooo:rsid="00b7fa1b"/>
    </style:style>
    <style:style style:name="T13" style:family="text">
      <style:text-properties officeooo:rsid="00bedd16"/>
    </style:style>
    <style:style style:name="T14" style:family="text">
      <style:text-properties fo:language="fr" fo:country="FR" officeooo:rsid="00bedd16"/>
    </style:style>
    <style:style style:name="T15" style:family="text">
      <style:text-properties officeooo:rsid="00c2cd91"/>
    </style:style>
    <style:style style:name="T16" style:family="text">
      <style:text-properties officeooo:rsid="00d0c3e0"/>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da5796" style:font-style-asian="normal" style:font-style-complex="normal"/>
    </style:style>
    <style:style style:name="T20" style:family="text">
      <style:text-properties style:font-name="TimesNewRoman" fo:font-size="10pt"/>
    </style:style>
    <style:style style:name="T21" style:family="text">
      <style:text-properties style:font-name="TimesNewRoman" fo:font-size="10pt" officeooo:rsid="00da5796"/>
    </style:style>
    <style:style style:name="T22" style:family="text">
      <style:text-properties style:font-name="TimesNewRoman" fo:font-size="10pt" fo:font-style="italic" style:font-style-asian="italic" style:font-style-complex="italic"/>
    </style:style>
    <style:style style:name="T23" style:family="text">
      <style:text-properties style:font-name="TimesNewRoman" fo:font-size="10pt" fo:font-style="italic" fo:font-weight="normal" style:font-style-asian="italic" style:font-weight-asian="normal" style:font-style-complex="italic" style:font-weight-complex="normal"/>
    </style:style>
    <style:style style:name="T24" style:family="text">
      <style:text-properties style:font-name="TimesNewRoman" fo:font-size="10pt" fo:font-style="italic" fo:font-weight="normal" officeooo:rsid="00dd233f" style:font-style-asian="italic" style:font-weight-asian="normal" style:font-style-complex="italic" style:font-weight-complex="normal"/>
    </style:style>
    <style:style style:name="T25" style:family="text">
      <style:text-properties style:font-name="TimesNewRoman" fo:font-size="10pt" officeooo:rsid="00dbe934"/>
    </style:style>
    <style:style style:name="T26" style:family="text">
      <style:text-properties style:font-name="TimesNewRoman" fo:font-size="10pt" fo:font-weight="normal" style:font-weight-asian="normal" style:font-weight-complex="normal"/>
    </style:style>
    <style:style style:name="T27" style:family="text">
      <style:text-properties style:font-name="TimesNewRoman" fo:font-size="10pt" fo:font-style="normal" fo:font-weight="normal" style:font-style-asian="normal" style:font-weight-asian="normal" style:font-style-complex="normal" style:font-weight-complex="normal"/>
    </style:style>
    <style:style style:name="T28"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29" style:family="text">
      <style:text-properties officeooo:rsid="00dbe934"/>
    </style:style>
    <style:style style:name="T30" style:family="text">
      <style:text-properties officeooo:rsid="00dd233f"/>
    </style:style>
    <style:style style:name="T31" style:family="text">
      <style:text-properties fo:color="#000000" style:font-name="Arial1" fo:font-size="10pt" fo:letter-spacing="0.0016in" fo:font-weight="bold" style:font-name-asian="Times New Roman2" style:font-size-asian="10pt" style:font-weight-asian="bold" style:font-name-complex="Arial4" style:font-size-complex="10pt" style:font-weight-complex="bold"/>
    </style:style>
    <style:style style:name="T32" style:family="text">
      <style:text-properties officeooo:rsid="00dea0cc"/>
    </style:style>
    <style:style style:name="T33" style:family="text">
      <style:text-properties officeooo:rsid="00df8d0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9">Date</text:span></text:span><text:span text:style-name="T6">: </text:span><text:span text:style-name="T8">February</text:span><text:span text:style-name="T7"> 2016</text:span></text:p>
      <text:p text:style-name="Text_20_body"/>
      <text:p text:style-name="Text_20_body"/>
      <text:p text:style-name="Text_20_body"/>
      <text:p text:style-name="Text_20_body"/>
      <text:p text:style-name="Text_20_body"/>
      <text:p text:style-name="Text_20_body"/>
      <text:p text:style-name="Text_20_body"/>
      <text:h text:style-name="Title" text:outline-level="1">Precise Semantics of UML State Machines (PSSM)</text:h>
      <text:p text:style-name="P3"/>
      <text:h text:style-name="Subtitle" text:outline-level="1">Initial Submission</text:h>
      <text:p text:style-name="P6">In response to the Precise Semantics of UML State Machines RFP (ad/2015-03-02)</text:p>
      <text:p text:style-name="P15">__________________________________________________</text:p>
      <text:p text:style-name="Text_20_body"><text:span text:style-name="T10">OMG Document Number: </text:span><text:span text:style-name="T12">ad</text:span><text:span text:style-name="T11">/2016-0</text:span><text:span text:style-name="T12">2</text:span><text:span text:style-name="T11">-xx</text:span><text:span text:style-name="T10"> </text:span></text:p>
      <text:p text:style-name="P16">Machine Readable File(s): </text:p>
      <text:p text:style-name="P17"><text:tab/></text:p>
      <text:p text:style-name="P14">_________________________________________________</text:p>
      <text:p text:style-name="P26">Submitted by:</text:p>
      <text:p text:style-name="P24">BAE Systems</text:p>
      <text:p text:style-name="P22">Model Driven Solutions</text:p>
      <text:p text:style-name="P25">No Magic, Inc.</text:p>
      <text:p text:style-name="P27">Supported by:</text:p>
      <text:p text:style-name="P24">Airbus Group</text:p>
      <text:p text:style-name="P23">Commissariat á l'Energie Atomique et Alternatives (CEA)</text:p>
      <text:p text:style-name="P22">LieberLieber Software</text:p>
      <text:p text:style-name="P22">Simula Research Laboratory</text:p>
      <text:p text:style-name="P15"/>
      <text:p text:style-name="P28">Copyright © 2016 Airbus Group</text:p>
      <text:p text:style-name="Copyright">Copyright © 201<text:span text:style-name="T13">6</text:span> <text:span text:style-name="T13">BAE Systems</text:span></text:p>
      <text:p text:style-name="Copyright">Copyright © 201<text:span text:style-name="T13">6</text:span> <text:span text:style-name="T14">Commissariat á l'Energie Atomique et Alternatives (CEA)</text:span></text:p>
      <text:p text:style-name="Copyright">Copyright © 201<text:span text:style-name="T13">6</text:span> Data Access Technologies, Inc. (Model Driven Solutions)</text:p>
      <text:p text:style-name="Copyright">Copyright © 201<text:span text:style-name="T13">6</text:span> <text:span text:style-name="T13">LeiberLeiber Software</text:span></text:p>
      <text:p text:style-name="Copyright">Copyright © 201<text:span text:style-name="T13">6</text:span> No Magic, <text:span text:style-name="T13">Inc.</text:span></text:p>
      <text:p text:style-name="Copyright">Copyright © 201<text:span text:style-name="T13">6</text:span> <text:span text:style-name="T13">Simula Research Laboratory</text:span></text:p>
      <text:p text:style-name="Body"/>
      <text:p text:style-name="Standard"/>
      <text:p text:style-name="Heading_20_-_20_Center">COPYRIGHT WAIVER</text:p>
      <text:p text:style-name="Text_20_body">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64" text:outline-level="1"><text:bookmark-start text:name="__RefHeading___Toc52545_189762473"/>Table of Contents<text:bookmark-end text:name="__RefHeading___Toc52545_189762473"/></text:h>
      <text:p text:style-name="P13"/>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0.75in"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1.1299in"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1.5598in"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1.9402in"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2.4402in"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32"><text:a xlink:type="simple" xlink:href="#__RefHeading___Toc38699_1991190544" text:style-name="Internet_20_link" text:visited-style-name="Visited_20_Internet_20_Link">0<text:tab/>Submission Introduction<text:tab/>1</text:a></text:p>
          <text:p text:style-name="P29"><text:a xlink:type="simple" xlink:href="#__RefHeading___Toc38833_1991190544" text:style-name="Internet_20_link" text:visited-style-name="Visited_20_Internet_20_Link">0.1<text:tab/>Overview<text:tab/>1</text:a></text:p>
          <text:p text:style-name="P29"><text:a xlink:type="simple" xlink:href="#__RefHeading___Toc38835_1991190544" text:style-name="Internet_20_link" text:visited-style-name="Visited_20_Internet_20_Link">0.2<text:tab/>Submitters<text:tab/>1</text:a></text:p>
          <text:p text:style-name="P29"><text:a xlink:type="simple" xlink:href="#__RefHeading___Toc38837_1991190544" text:style-name="Internet_20_link" text:visited-style-name="Visited_20_Internet_20_Link">0.3<text:tab/>Mandatory Requirements<text:tab/>1</text:a></text:p>
          <text:p text:style-name="P29"><text:a xlink:type="simple" xlink:href="#__RefHeading___Toc38839_1991190544" text:style-name="Internet_20_link" text:visited-style-name="Visited_20_Internet_20_Link">0.4<text:tab/>Non-Mandatory Features<text:tab/>1</text:a></text:p>
          <text:p text:style-name="P29"><text:a xlink:type="simple" xlink:href="#__RefHeading___Toc38841_1991190544" text:style-name="Internet_20_link" text:visited-style-name="Visited_20_Internet_20_Link">0.5<text:tab/>Issues To Be Discussed<text:tab/>1</text:a></text:p>
          <text:p text:style-name="P32"><text:a xlink:type="simple" xlink:href="#__RefHeading___Toc54181_1498751252" text:style-name="Internet_20_link" text:visited-style-name="Visited_20_Internet_20_Link">1<text:tab/>Scope<text:tab/>2</text:a></text:p>
          <text:p text:style-name="P32"><text:a xlink:type="simple" xlink:href="#__RefHeading___Toc54183_1498751252" text:style-name="Internet_20_link" text:visited-style-name="Visited_20_Internet_20_Link">2<text:tab/>Conformance<text:tab/>2</text:a></text:p>
          <text:p text:style-name="P32"><text:a xlink:type="simple" xlink:href="#__RefHeading___Toc54193_1498751252" text:style-name="Internet_20_link" text:visited-style-name="Visited_20_Internet_20_Link">3<text:tab/>Normative References<text:tab/>2</text:a></text:p>
          <text:p text:style-name="P32"><text:a xlink:type="simple" xlink:href="#__RefHeading___Toc33534_1764376823" text:style-name="Internet_20_link" text:visited-style-name="Visited_20_Internet_20_Link">4<text:tab/>Terms and Definitions<text:tab/>2</text:a></text:p>
          <text:p text:style-name="P32"><text:a xlink:type="simple" xlink:href="#__RefHeading___Toc54195_1498751252" text:style-name="Internet_20_link" text:visited-style-name="Visited_20_Internet_20_Link">5<text:tab/>Symbols<text:tab/>2</text:a></text:p>
          <text:p text:style-name="P32"><text:a xlink:type="simple" xlink:href="#__RefHeading___Toc54197_1498751252" text:style-name="Internet_20_link" text:visited-style-name="Visited_20_Internet_20_Link">6<text:tab/>Additional Information<text:tab/>3</text:a></text:p>
          <text:p text:style-name="P29"><text:a xlink:type="simple" xlink:href="#__RefHeading___Toc54199_1498751252" text:style-name="Internet_20_link" text:visited-style-name="Visited_20_Internet_20_Link">6.1<text:tab/>Changes to Adopted OMG Specifications<text:tab/>3</text:a></text:p>
          <text:p text:style-name="P29"><text:a xlink:type="simple" xlink:href="#__RefHeading___Toc54201_1498751252" text:style-name="Internet_20_link" text:visited-style-name="Visited_20_Internet_20_Link">6.2<text:tab/>Acknowledgments<text:tab/>3</text:a></text:p>
          <text:p text:style-name="P32"><text:a xlink:type="simple" xlink:href="#__RefHeading___Toc29229_1764376823" text:style-name="Internet_20_link" text:visited-style-name="Visited_20_Internet_20_Link">7<text:tab/>Abstract Syntax<text:tab/>4</text:a></text:p>
          <text:p text:style-name="P29"><text:a xlink:type="simple" xlink:href="#__RefHeading___Toc54213_1498751252" text:style-name="Internet_20_link" text:visited-style-name="Visited_20_Internet_20_Link">7.1<text:tab/>Overview<text:tab/>4</text:a></text:p>
          <text:p text:style-name="P29"><text:a xlink:type="simple" xlink:href="#__RefHeading___Toc54215_1498751252" text:style-name="Internet_20_link" text:visited-style-name="Visited_20_Internet_20_Link">7.2<text:tab/>Values<text:tab/>4</text:a></text:p>
          <text:p text:style-name="P30"><text:a xlink:type="simple" xlink:href="#__RefHeading___Toc38677_1991190544" text:style-name="Internet_20_link" text:visited-style-name="Visited_20_Internet_20_Link">7.2.1<text:tab/>Overview<text:tab/>4</text:a></text:p>
          <text:p text:style-name="P30"><text:a xlink:type="simple" xlink:href="#__RefHeading___Toc39063_1991190544" text:style-name="Internet_20_link" text:visited-style-name="Visited_20_Internet_20_Link">7.2.2<text:tab/>Expressions<text:tab/>4</text:a></text:p>
          <text:p text:style-name="P31"><text:a xlink:type="simple" xlink:href="#__RefHeading___Toc39065_1991190544" text:style-name="Internet_20_link" text:visited-style-name="Visited_20_Internet_20_Link">7.2.2.1<text:tab/>Overview<text:tab/>4</text:a></text:p>
          <text:p text:style-name="P31"><text:a xlink:type="simple" xlink:href="#__RefHeading___Toc54217_1498751252" text:style-name="Internet_20_link" text:visited-style-name="Visited_20_Internet_20_Link">7.2.2.2<text:tab/>Class Descriptions<text:tab/>4</text:a></text:p>
          <text:p text:style-name="P29"><text:a xlink:type="simple" xlink:href="#__RefHeading___Toc39067_1991190544" text:style-name="Internet_20_link" text:visited-style-name="Visited_20_Internet_20_Link">7.3<text:tab/>Structured Classifiers<text:tab/>4</text:a></text:p>
          <text:p text:style-name="P30"><text:a xlink:type="simple" xlink:href="#__RefHeading___Toc39069_1991190544" text:style-name="Internet_20_link" text:visited-style-name="Visited_20_Internet_20_Link">7.3.1<text:tab/>Overview<text:tab/>4</text:a></text:p>
          <text:p text:style-name="P30"><text:a xlink:type="simple" xlink:href="#__RefHeading___Toc39071_1991190544" text:style-name="Internet_20_link" text:visited-style-name="Visited_20_Internet_20_Link">7.3.2<text:tab/>Classes<text:tab/>4</text:a></text:p>
          <text:p text:style-name="P29"><text:a xlink:type="simple" xlink:href="#__RefHeading___Toc39073_1991190544" text:style-name="Internet_20_link" text:visited-style-name="Visited_20_Internet_20_Link">7.4<text:tab/>State Machines<text:tab/>4</text:a></text:p>
          <text:p text:style-name="P30"><text:a xlink:type="simple" xlink:href="#__RefHeading___Toc39075_1991190544" text:style-name="Internet_20_link" text:visited-style-name="Visited_20_Internet_20_Link">7.4.1<text:tab/>Overview<text:tab/>4</text:a></text:p>
          <text:p text:style-name="P30"><text:a xlink:type="simple" xlink:href="#__RefHeading___Toc39077_1991190544" text:style-name="Internet_20_link" text:visited-style-name="Visited_20_Internet_20_Link">7.4.2<text:tab/>Behavior State Machines<text:tab/>4</text:a></text:p>
          <text:p text:style-name="P30"><text:a xlink:type="simple" xlink:href="#__RefHeading___Toc39079_1991190544" text:style-name="Internet_20_link" text:visited-style-name="Visited_20_Internet_20_Link">7.4.3<text:tab/>State Machine Redefinition<text:tab/>4</text:a></text:p>
          <text:p text:style-name="P32"><text:soft-page-break/><text:a xlink:type="simple" xlink:href="#__RefHeading___Toc29231_1764376823" text:style-name="Internet_20_link" text:visited-style-name="Visited_20_Internet_20_Link">8<text:tab/>Execution Model<text:tab/>5</text:a></text:p>
          <text:p text:style-name="P29"><text:a xlink:type="simple" xlink:href="#__RefHeading___Toc42543_1764376823" text:style-name="Internet_20_link" text:visited-style-name="Visited_20_Internet_20_Link">8.1<text:tab/>Overview<text:tab/>5</text:a></text:p>
          <text:p text:style-name="P29"><text:a xlink:type="simple" xlink:href="#__RefHeading___Toc54477_1498751252" text:style-name="Internet_20_link" text:visited-style-name="Visited_20_Internet_20_Link">8.2<text:tab/>Loci<text:tab/>5</text:a></text:p>
          <text:p text:style-name="P30"><text:a xlink:type="simple" xlink:href="#__RefHeading___Toc54479_1498751252" text:style-name="Internet_20_link" text:visited-style-name="Visited_20_Internet_20_Link">8.2.1<text:tab/>Overview<text:tab/>5</text:a></text:p>
          <text:p text:style-name="P30"><text:a xlink:type="simple" xlink:href="#__RefHeading___Toc38671_1991190544" text:style-name="Internet_20_link" text:visited-style-name="Visited_20_Internet_20_Link">8.2.2<text:tab/>Class Descriptions<text:tab/>5</text:a></text:p>
          <text:p text:style-name="P29"><text:a xlink:type="simple" xlink:href="#__RefHeading___Toc39083_1991190544" text:style-name="Internet_20_link" text:visited-style-name="Visited_20_Internet_20_Link">8.3<text:tab/>Values<text:tab/>5</text:a></text:p>
          <text:p text:style-name="P30"><text:a xlink:type="simple" xlink:href="#__RefHeading___Toc38677_19911905441" text:style-name="Internet_20_link" text:visited-style-name="Visited_20_Internet_20_Link">8.3.1<text:tab/>Overview<text:tab/>5</text:a></text:p>
          <text:p text:style-name="P30"><text:a xlink:type="simple" xlink:href="#__RefHeading___Toc39085_1991190544" text:style-name="Internet_20_link" text:visited-style-name="Visited_20_Internet_20_Link">8.3.2<text:tab/>Expressions<text:tab/>5</text:a></text:p>
          <text:p text:style-name="P31"><text:a xlink:type="simple" xlink:href="#__RefHeading___Toc39087_1991190544" text:style-name="Internet_20_link" text:visited-style-name="Visited_20_Internet_20_Link">8.3.2.1<text:tab/>Overview<text:tab/>5</text:a></text:p>
          <text:p text:style-name="P31"><text:a xlink:type="simple" xlink:href="#__RefHeading___Toc54217_14987512521" text:style-name="Internet_20_link" text:visited-style-name="Visited_20_Internet_20_Link">8.3.2.2<text:tab/>Class Descriptions<text:tab/>5</text:a></text:p>
          <text:p text:style-name="P29"><text:a xlink:type="simple" xlink:href="#__RefHeading___Toc39089_1991190544" text:style-name="Internet_20_link" text:visited-style-name="Visited_20_Internet_20_Link">8.4<text:tab/>Structured Classifiers<text:tab/>5</text:a></text:p>
          <text:p text:style-name="P30"><text:a xlink:type="simple" xlink:href="#__RefHeading___Toc39091_1991190544" text:style-name="Internet_20_link" text:visited-style-name="Visited_20_Internet_20_Link">8.4.1<text:tab/>Overview<text:tab/>5</text:a></text:p>
          <text:p text:style-name="P30"><text:a xlink:type="simple" xlink:href="#__RefHeading___Toc39093_1991190544" text:style-name="Internet_20_link" text:visited-style-name="Visited_20_Internet_20_Link">8.4.2<text:tab/>Classes<text:tab/>5</text:a></text:p>
          <text:p text:style-name="P29"><text:a xlink:type="simple" xlink:href="#__RefHeading___Toc39095_1991190544" text:style-name="Internet_20_link" text:visited-style-name="Visited_20_Internet_20_Link">8.5<text:tab/>State Machines<text:tab/>5</text:a></text:p>
          <text:p text:style-name="P30"><text:a xlink:type="simple" xlink:href="#__RefHeading___Toc39097_1991190544" text:style-name="Internet_20_link" text:visited-style-name="Visited_20_Internet_20_Link">8.5.1<text:tab/>Overview<text:tab/>5</text:a></text:p>
          <text:p text:style-name="P30"><text:a xlink:type="simple" xlink:href="#__RefHeading___Toc39099_1991190544" text:style-name="Internet_20_link" text:visited-style-name="Visited_20_Internet_20_Link">8.5.2<text:tab/>Behavior State Machines<text:tab/>5</text:a></text:p>
          <text:p text:style-name="P30"><text:a xlink:type="simple" xlink:href="#__RefHeading___Toc39101_1991190544" text:style-name="Internet_20_link" text:visited-style-name="Visited_20_Internet_20_Link">8.5.3<text:tab/>State Machine Redefinition<text:tab/>5</text:a></text:p>
          <text:p text:style-name="P32"><text:a xlink:type="simple" xlink:href="#__RefHeading___Toc33532_1764376823" text:style-name="Internet_20_link" text:visited-style-name="Visited_20_Internet_20_Link">9<text:tab/>Test Suite<text:tab/>6</text:a></text:p>
          <text:p text:style-name="P29"><text:a xlink:type="simple" xlink:href="#__RefHeading___Toc38675_1991190544" text:style-name="Internet_20_link" text:visited-style-name="Visited_20_Internet_20_Link">9.1<text:tab/>Overview<text:tab/>6</text:a></text:p>
          <text:p text:style-name="P29"><text:a xlink:type="simple" xlink:href="#__RefHeading___Toc52149_1991190544" text:style-name="Internet_20_link" text:visited-style-name="Visited_20_Internet_20_Link">9.2<text:tab/>Assertion Library<text:tab/>6</text:a></text:p>
          <text:p text:style-name="P29"><text:a xlink:type="simple" xlink:href="#__RefHeading___Toc52151_1991190544" text:style-name="Internet_20_link" text:visited-style-name="Visited_20_Internet_20_Link">9.3<text:tab/>Utilities<text:tab/>6</text:a></text:p>
          <text:p text:style-name="P30"><text:a xlink:type="simple" xlink:href="#__RefHeading___Toc52153_1991190544" text:style-name="Internet_20_link" text:visited-style-name="Visited_20_Internet_20_Link">9.3.1<text:tab/>Overview<text:tab/>6</text:a></text:p>
          <text:p text:style-name="P30"><text:a xlink:type="simple" xlink:href="#__RefHeading___Toc52155_1991190544" text:style-name="Internet_20_link" text:visited-style-name="Visited_20_Internet_20_Link">9.3.2<text:tab/>Protocol<text:tab/>6</text:a></text:p>
          <text:p text:style-name="P30"><text:a xlink:type="simple" xlink:href="#__RefHeading___Toc52157_1991190544" text:style-name="Internet_20_link" text:visited-style-name="Visited_20_Internet_20_Link">9.3.3<text:tab/>Architecture<text:tab/>6</text:a></text:p>
          <text:p text:style-name="P30"><text:a xlink:type="simple" xlink:href="#__RefHeading___Toc52159_1991190544" text:style-name="Internet_20_link" text:visited-style-name="Visited_20_Internet_20_Link">9.3.4<text:tab/>Tracing<text:tab/>6</text:a></text:p>
          <text:p text:style-name="P29"><text:a xlink:type="simple" xlink:href="#__RefHeading___Toc52161_1991190544" text:style-name="Internet_20_link" text:visited-style-name="Visited_20_Internet_20_Link">9.4<text:tab/>Behaviors<text:tab/>6</text:a></text:p>
          <text:p text:style-name="P30"><text:a xlink:type="simple" xlink:href="#__RefHeading___Toc52163_1991190544" text:style-name="Internet_20_link" text:visited-style-name="Visited_20_Internet_20_Link">9.4.1<text:tab/>Overview<text:tab/>6</text:a></text:p>
          <text:p text:style-name="P30"><text:a xlink:type="simple" xlink:href="#__RefHeading___Toc52165_1991190544" text:style-name="Internet_20_link" text:visited-style-name="Visited_20_Internet_20_Link">9.4.2<text:tab/>Test Behavior 001<text:tab/>6</text:a></text:p>
          <text:p text:style-name="P30"><text:a xlink:type="simple" xlink:href="#__RefHeading___Toc52167_1991190544" text:style-name="Internet_20_link" text:visited-style-name="Visited_20_Internet_20_Link">9.4.3<text:tab/>Test Behavior 002<text:tab/>6</text:a></text:p>
          <text:p text:style-name="P30"><text:a xlink:type="simple" xlink:href="#__RefHeading___Toc52169_1991190544" text:style-name="Internet_20_link" text:visited-style-name="Visited_20_Internet_20_Link">9.4.4<text:tab/>Test Behavior 004<text:tab/>6</text:a></text:p>
          <text:p text:style-name="P29"><text:a xlink:type="simple" xlink:href="#__RefHeading___Toc52171_1991190544" text:style-name="Internet_20_link" text:visited-style-name="Visited_20_Internet_20_Link">9.5<text:tab/>Transitions<text:tab/>6</text:a></text:p>
          <text:p text:style-name="P29"><text:a xlink:type="simple" xlink:href="#__RefHeading___Toc52173_1991190544" text:style-name="Internet_20_link" text:visited-style-name="Visited_20_Internet_20_Link">9.6<text:tab/>Region<text:tab/>6</text:a></text:p>
          <text:p text:style-name="P29"><text:a xlink:type="simple" xlink:href="#__RefHeading___Toc52175_1991190544" text:style-name="Internet_20_link" text:visited-style-name="Visited_20_Internet_20_Link">9.7<text:tab/>Event<text:tab/>6</text:a></text:p>
          <text:p text:style-name="P29"><text:a xlink:type="simple" xlink:href="#__RefHeading___Toc52177_1991190544" text:style-name="Internet_20_link" text:visited-style-name="Visited_20_Internet_20_Link">9.8<text:tab/>Entering<text:tab/>6</text:a></text:p>
          <text:p text:style-name="P29"><text:a xlink:type="simple" xlink:href="#__RefHeading___Toc52179_1991190544" text:style-name="Internet_20_link" text:visited-style-name="Visited_20_Internet_20_Link">9.9<text:tab/>Exiting<text:tab/>7</text:a></text:p>
          <text:p text:style-name="P29"><text:a xlink:type="simple" xlink:href="#__RefHeading___Toc52181_1991190544" text:style-name="Internet_20_link" text:visited-style-name="Visited_20_Internet_20_Link">9.10<text:tab/>Exit<text:tab/>7</text:a></text:p>
          <text:p text:style-name="P29"><text:soft-page-break/><text:a xlink:type="simple" xlink:href="#__RefHeading___Toc52183_1991190544" text:style-name="Internet_20_link" text:visited-style-name="Visited_20_Internet_20_Link">9.11<text:tab/>Entry<text:tab/>7</text:a></text:p>
          <text:p text:style-name="P29"><text:a xlink:type="simple" xlink:href="#__RefHeading___Toc52185_1991190544" text:style-name="Internet_20_link" text:visited-style-name="Visited_20_Internet_20_Link">9.12<text:tab/>Choice<text:tab/>7</text:a></text:p>
          <text:p text:style-name="P29"><text:a xlink:type="simple" xlink:href="#__RefHeading___Toc52187_1991190544" text:style-name="Internet_20_link" text:visited-style-name="Visited_20_Internet_20_Link">9.13<text:tab/>Other Tests<text:tab/>7</text:a></text:p>
          <text:p text:style-name="P32"><text:a xlink:type="simple" xlink:href="#__RefHeading___Toc38909_1991190544" text:style-name="Internet_20_link" text:visited-style-name="Visited_20_Internet_20_Link">A<text:tab/>Protocol State Machines<text:tab/>8</text:a></text:p>
          <text:p text:style-name="P29"><text:a xlink:type="simple" xlink:href="#__RefHeading___Toc38911_1991190544" text:style-name="Internet_20_link" text:visited-style-name="Visited_20_Internet_20_Link">A.1<text:tab/>Overview<text:tab/>8</text:a></text:p>
          <text:p text:style-name="P29"><text:a xlink:type="simple" xlink:href="#__RefHeading___Toc54445_1991190544" text:style-name="Internet_20_link" text:visited-style-name="Visited_20_Internet_20_Link">A.2<text:tab/>Abstract Syntax<text:tab/>8</text:a></text:p>
          <text:p text:style-name="P29"><text:a xlink:type="simple" xlink:href="#__RefHeading___Toc54447_1991190544" text:style-name="Internet_20_link" text:visited-style-name="Visited_20_Internet_20_Link">A.3<text:tab/>Execution Model<text:tab/>8</text:a></text:p>
        </text:index-body>
      </text:table-of-content>
      <text:h text:style-name="P33" text:outline-level="1"/>
      <text:h text:style-name="P49" text:outline-level="1"><text:bookmark-start text:name="__RefHeading___Toc38699_1991190544"/>Submission Introduction<text:bookmark-end text:name="__RefHeading___Toc38699_1991190544"/></text:h>
      <text:h text:style-name="Heading_20_2" text:outline-level="2"><text:bookmark-start text:name="__RefHeading___Toc38833_1991190544"/>Overview<text:bookmark-end text:name="__RefHeading___Toc38833_1991190544"/></text:h>
      <text:h text:style-name="Heading_20_2" text:outline-level="2"><text:bookmark-start text:name="__RefHeading___Toc38835_1991190544"/>Submitter<text:span text:style-name="T16">s</text:span><text:bookmark-end text:name="__RefHeading___Toc38835_1991190544"/></text:h>
      <text:h text:style-name="Heading_20_2" text:outline-level="2"><text:bookmark-start text:name="__RefHeading___Toc38837_1991190544"/>Mandatory Requirements<text:bookmark-end text:name="__RefHeading___Toc38837_1991190544"/></text:h>
      <text:h text:style-name="Heading_20_2" text:outline-level="2"><text:bookmark-start text:name="__RefHeading___Toc38839_1991190544"/>Non-Mandatory Features<text:bookmark-end text:name="__RefHeading___Toc38839_1991190544"/></text:h>
      <text:h text:style-name="Heading_20_2" text:outline-level="2"><text:bookmark-start text:name="__RefHeading___Toc38841_1991190544"/>Issues To Be Discussed<text:bookmark-end text:name="__RefHeading___Toc38841_1991190544"/></text:h>
      <text:list xml:id="list4019349675619038052" text:style-name="Numbered">
        <text:list-item>
          <text:p text:style-name="P38">Proposals shall discuss how state machines may be used to specify the behavior of passive classes. </text:p>
        </text:list-item>
        <text:list-item>
          <text:p text:style-name="P38">Proposals shall address issues with the UML abstract syntax involved in the specification of the accessing and passing of data from event occurrences, as required in 6.5.1b. </text:p>
        </text:list-item>
        <text:list-item>
          <text:p text:style-name="P38">Proposals shall discuss the relationship of the proposed precise semantics for UML state machines to the causality model defined for the UML Profile for MARTE. </text:p>
        </text:list-item>
        <text:list-item>
          <text:p text:style-name="P38">Proposals shall discuss the relationship of the proposed precise semantics for UML state machines to the specification of a state machine ontology and, particularly, to the integration approach of OntoIOP. </text:p>
        </text:list-item>
        <text:list-item>
          <text:p text:style-name="P38">Proposals shall discuss the relationship of the proposed precise semantics for UML state machines to the semantics defined for state machines in the W3C State Chart XML (SCXML) specification. </text:p>
        </text:list-item>
        <text:list-item>
          <text:p text:style-name="P38">Proposals shall describe a proof of concept implementation that can successfully execute tests from the conformance test suite, without violating any tests from the PSCS conformance test suite. </text:p>
        </text:list-item>
      </text:list>
      <text:p text:style-name="P7"/>
      <text:h text:style-name="P50" text:outline-level="1"><text:bookmark-start text:name="__RefHeading___Toc54181_1498751252"/><text:bookmark-start text:name="_Toc302401888"/>Scope<text:bookmark-end text:name="__RefHeading___Toc54181_1498751252"/><text:bookmark-end text:name="_Toc302401888"/></text:h>
      <text:p text:style-name="P40">This specification is an extension of the <text:span text:style-name="T17">Semantics of a Foundational Subset for Executable UML Models</text:span><text:span text:style-name="T18"> standard (known as “Foundational UML” or “fUML”) </text:span><text:span text:style-name="T19">[fUML]</text:span><text:span text:style-name="T18"> that defines the execution semantics for UML state machines. Syntactically, this specification extends fUML by with a (large) subset of the abstract syntax of state machines as given in the </text:span><text:span text:style-name="T17">OMG Unified Modeling Language</text:span><text:span text:style-name="T18"> specification </text:span><text:span text:style-name="T19">[UML] </text:span><text:span text:style-name="T18">(Clause 14, for UML 2.5 and later). Semantically, this specification extends the fUML execution model in order to specify the operational execution semantics of the state machine abstract syntax subset.</text:span></text:p>
      <text:p text:style-name="P40"><text:span text:style-name="T18">The semantic model defined in this specification is actually an extension of the model from the </text:span><text:span text:style-name="T17">Precise Semantics of UML Composite Structures (PSCS)</text:span><text:span text:style-name="T18"> standard </text:span><text:span text:style-name="T19">[PSCS]</text:span><text:span text:style-name="T18">, which is itself an extension of fUML. This is done in order to ensure that the semantics given in this specification are compatible with the extensions defined in PSCS and to allow for the definition of the semantics of triggers with an “onPort” reference.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18"><text:bookmark-ref text:reference-format="page" text:ref-name="__RefHeading___Toc54183_1498751252">2</text:bookmark-ref></text:span><text:span text:style-name="T18">).</text:span></text:p>
      <text:h text:style-name="Heading_20_1" text:outline-level="1"><text:bookmark-start text:name="__RefHeading___Toc54183_1498751252"/><text:bookmark-start text:name="_Toc302401889"/>Conformance<text:bookmark-end text:name="__RefHeading___Toc54183_1498751252"/><text:bookmark-end text:name="_Toc302401889"/></text:h>
      <text:h text:style-name="P57" text:outline-level="2">General</text:h>
      <text:p text:style-name="P41">This specification defines a precise semantics for a subset of UML 2 concepts associated with the notion of a state machine. This definition is based on the Foundational UML Subset (henceforth referred to as “fUML” in the remainder of this clause), which is specified in [fUML]. Hence, except where explicitly noted in this clause, the definitions, interpretations (meaning), <text:span text:style-name="T20">and types of conformance and related terms in this specification fully match their corresponding definitions, interpretations, and types in fUML. Thus, as in fUML, conformance to this specification has two aspects: </text:span></text:p>
      <text:list xml:id="list92016906633034" text:continue-list="list4019349675619038052" text:style-name="Numbered">
        <text:list-item text:start-value="1">
          <text:p text:style-name="P38"><text:span text:style-name="T22">Syntactic Conformance</text:span><text:span text:style-name="T21"> – </text:span><text:span text:style-name="T20">A conforming model must be restricted to the abstract syntax subset defined in Clause 7 of this </text:span><text:span text:style-name="T21">specification.</text:span><text:span text:style-name="T20"> </text:span></text:p>
        </text:list-item>
        <text:list-item>
          <text:p text:style-name="P38"><text:span text:style-name="T22">Semantic Conformance</text:span><text:span text:style-name="T21"> – </text:span><text:span text:style-name="T20">A conforming execution tool must provide execution semantics for a conforming model consistent with the semantics specified in Clause 8 of this document. Passing all the tests of the test suites in Clause 9 </text:span><text:span text:style-name="T21">is</text:span><text:span text:style-name="T20"> sufficient to demonstrate conformance with the semantics specified in Clause 8. </text:span></text:p>
          <text:p text:style-name="P45"><text:span text:style-name="T20">Note.</text:span><text:span text:style-name="T26"> The semantic model in Clause 8 is specified as an extension to the semantic model given in [PSCS]. However, a conforming execution tool is </text:span><text:span text:style-name="T23">not</text:span><text:span text:style-name="T27"> required to conform to PSCS in order to conform to this specification. </text:span><text:span text:style-name="T28">The only point at which the semantics given in this specification actually depend on the PSCS semantics is for triggers with an “onPort” reference (see TBD). While a conforming execution tool </text:span><text:span text:style-name="T24">is</text:span><text:span text:style-name="T28"> required to provide execution semantics consistent with the specification given for “onPort”, it is not required to implement all of PSCS to do so, but only to be consistent with that (small) portion of PSCS semantics necessary to be consistent with the semantics for “onPort” as given in this specification. Passing the tests in Clause 9 related to this feature (see TBD) is sufficient to demonstrate this.</text:span></text:p>
        </text:list-item>
      </text:list>
      <text:h text:style-name="P57" text:outline-level="2">Conformance Points</text:h>
      <text:p text:style-name="P44">TBD</text:p>
      <text:h text:style-name="P57" text:outline-level="2"><text:soft-page-break/>Genericity of the Execution Model</text:h>
      <text:p text:style-name="P43">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42">The semantic areas that are not explicitly constrained by the execution model in this specification are the same as the ones defined in subclause 2.3 of <text:span text:style-name="T29">[fUML]</text:span>. Different execution tools may semantically vary in <text:span text:style-name="T29">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42">In contrast to the above areas, the items below are explicit semantic variation points. That is, t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p>
      <text:list xml:id="list8123274213303987870" text:style-name="Bulleted1">
        <text:list-item>
          <text:p text:style-name="P69">The semantic variation points defined in subclause 2.3 of <text:span text:style-name="T29">[fUML]</text:span>. Note, however, that <text:span text:style-name="T29">the </text:span>default event dispatching strategy defined for fUML is replaced by <text:span text:style-name="T29">the</text:span> default strategy <text:span text:style-name="T29">given in subclause</text:span> 8.4.1.2.1 <text:span text:style-name="T29">of [PSCS].</text:span> </text:p>
        </text:list-item>
        <text:list-item>
          <text:p text:style-name="Bulleted">In addition, this specification introduces <text:span text:style-name="T30">one</text:span> new semantic variation point and <text:span text:style-name="T30">a </text:span>corresponding default strategies for <text:span text:style-name="T30">it: the method for selecting which transitions of a state machine</text:span> <text:span text:style-name="T30">(if any) will fire in response to a given event occurrence.</text:span></text:p>
        </text:list-item>
      </text:list>
      <text:p text:style-name="Text_20_body"><text:span text:style-name="T20">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25">[fUML].</text:span><text:span text:style-name="T20">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Heading_20_1" text:outline-level="1"><text:bookmark-start text:name="__RefHeading___Toc54193_1498751252"/><text:bookmark-start text:name="_Toc302401895"/>Normative References<text:bookmark-end text:name="__RefHeading___Toc54193_1498751252"/><text:bookmark-end text:name="_Toc302401895"/></text:h>
      <text:p text:style-name="P47">The following normative documents contain provisions which, through reference in this text, constitute provisions of this specification. For versioned references, subsequent amendments to, or revisions of, any of these publications do not apply.</text:p>
      <text:p text:style-name="Reference">[fUML]<text:tab/><text:span text:style-name="T17">Semantics of a Foundational Subset for Executable UML Models (fUML),</text:span><text:span text:style-name="T18"> Version 1.2.1, </text:span><text:a xlink:type="simple" xlink:href="http://www.omg.org/spec/FUML" text:style-name="Internet_20_link" text:visited-style-name="Visited_20_Internet_20_Link"><text:span text:style-name="T18">http://www.omg.org/spec/FUML</text:span></text:a></text:p>
      <text:p text:style-name="Reference"><text:span text:style-name="T18">[PSCS]<text:tab/></text:span><text:span text:style-name="T17">Precise Semantics of UML Composite Structures (PSCS),</text:span><text:span text:style-name="T18"> Version 1.0, </text:span><text:a xlink:type="simple" xlink:href="http://www.omg.org/spec/PSCS" text:style-name="Internet_20_link" text:visited-style-name="Visited_20_Internet_20_Link"><text:span text:style-name="T18">http://www.omg.org/spec/PSCS</text:span></text:a></text:p>
      <text:p text:style-name="Reference"><text:span text:style-name="T18">[UML]<text:tab/></text:span><text:span text:style-name="T17">OMG Unified Modeling Language (OMG UML),</text:span><text:span text:style-name="T18"> Version 2.5, </text:span><text:a xlink:type="simple" xlink:href="http://www.omg.org/spec/UML" text:style-name="Internet_20_link" text:visited-style-name="Visited_20_Internet_20_Link"><text:span text:style-name="T18">http://www.omg.org/spec/UML</text:span></text:a></text:p>
      <text:p text:style-name="P46">Note.<text:span text:style-name="T4">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h text:style-name="Heading_20_1" text:outline-level="1"><text:bookmark-start text:name="_Toc302401896"/><text:bookmark-start text:name="__RefHeading___Toc33534_1764376823"/><text:soft-page-break/>Terms and Definitions<text:bookmark-end text:name="_Toc302401896"/><text:bookmark-end text:name="__RefHeading___Toc33534_1764376823"/></text:h>
      <text:p text:style-name="P37">For the purposes of this specification, the following terms and definitions apply.</text:p>
      <text:p text:style-name="P34">Base Semantics</text:p>
      <text:p text:style-name="P35">A definition of the execution semantics of those UML constructs used in the execution model, using some formalism other than the execution model itself. Since the execution model is a UML model, the base semantics are necessary in order to provide 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32">(The base semantics for this specification are as specified in [fUML].)</text:span></text:p>
      <text:p text:style-name="P34">Behavioral Semantics</text:p>
      <text:p text:style-name="P35">The denotational mapping of appropriate language elements to a specification of a dynamic behavior resulting in changes over time to instances in the semantic domain about which the language is making statements.</text:p>
      <text:p text:style-name="P34">Execution Model</text:p>
      <text:p text:style-name="P35">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p text:style-name="P34">Execution Semantics</text:p>
      <text:p text:style-name="P35"><text:span text:style-name="T32">T</text:span>he behavioral semantics of UML constructs that specify operational action over time, describing or constraining allowable behavior in the domain being modeled.</text:p>
      <text:p text:style-name="P34">Execution Tool</text:p>
      <text:p text:style-name="P35">Any tool that is capable of executing any valid UML model that is based on the <text:span text:style-name="T32">abstract syntax</text:span> subset <text:span text:style-name="T32">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p text:style-name="P34">Static Semantics</text:p>
      <text:p text:style-name="P35">Possible context sensitive constraints that statements of a language must satisfy, beyond their base syntax, in order to be well-formed.</text:p>
      <text:p text:style-name="P34">Structural Semantics</text:p>
      <text:p text:style-name="P35">The denotational mapping of appropriate language elements to instances in the semantic domain about which the language makes statements.</text:p>
      <text:p text:style-name="P34">Syntax</text:p>
      <text:p text:style-name="P35">The rules for how to construct well-formed statements in a language or, equivalently, for validating that a proposed statement is actually well-formed.</text:p>
      <text:h text:style-name="P48" text:outline-level="1"><text:bookmark-start text:name="__RefHeading___Toc54195_1498751252"/><text:bookmark-start text:name="_Toc302401897"/><text:soft-page-break/>Symbols<text:bookmark-end text:name="__RefHeading___Toc54195_1498751252"/><text:bookmark-end text:name="_Toc302401897"/></text:h>
      <text:p text:style-name="Text_20_body">There are no symbols or abbreviated terms necessary for the understanding of this specification.</text:p>
      <text:p text:style-name="P12"/>
      <text:h text:style-name="P50" text:outline-level="1"><text:bookmark-start text:name="_Toc302401898"/><text:bookmark-start text:name="__RefHeading___Toc54197_1498751252"/>Additional Information<text:bookmark-end text:name="_Toc302401898"/><text:bookmark-end text:name="__RefHeading___Toc54197_1498751252"/></text:h>
      <text:h text:style-name="Heading_20_2" text:outline-level="2"><text:bookmark-start text:name="__RefHeading___Toc54199_1498751252"/><text:bookmark-start text:name="_Toc302401899"/>Changes to Adopted OMG Specifications<text:bookmark-end text:name="__RefHeading___Toc54199_1498751252"/><text:bookmark-end text:name="_Toc302401899"/></text:h>
      <text:p text:style-name="Text_20_body"/>
      <text:h text:style-name="P52" text:outline-level="2"><text:bookmark-start text:name="_Toc302401900"/><text:bookmark-start text:name="__RefHeading___Toc54201_1498751252"/>A<text:bookmark-end text:name="_Toc302401900"/>cknowledgments<text:bookmark-end text:name="__RefHeading___Toc54201_1498751252"/></text:h>
      <text:p text:style-name="P36">The following people directly contributed to the development of this specification.</text:p>
      <text:list xml:id="list92017036593623" text:continue-numbering="true" text:style-name="Bulleted1">
        <text:list-item>
          <text:p text:style-name="P70">Yves Bernard, Airbus</text:p>
        </text:list-item>
        <text:list-item>
          <text:p text:style-name="P70">Nerijus Jankevicius, No Magic</text:p>
        </text:list-item>
        <text:list-item>
          <text:p text:style-name="P70">Ed Seidewitz, Model Driven Solutions</text:p>
        </text:list-item>
        <text:list-item>
          <text:p text:style-name="P70">Bran Selic, Simula Research Laboratory</text:p>
        </text:list-item>
        <text:list-item>
          <text:p text:style-name="P72">Daniel Siegl, LieberLieber</text:p>
        </text:list-item>
        <text:list-item>
          <text:p text:style-name="P70">Jeffery Smith, BEA Systems</text:p>
        </text:list-item>
        <text:list-item>
          <text:p text:style-name="P71"><text:span text:style-name="T33">Jérémie Tatibouet, CEA</text:span></text:p>
        </text:list-item>
      </text:list>
      <text:h text:style-name="Heading_20_1" text:outline-level="1"><text:bookmark-start text:name="_Toc302401906"/><text:bookmark-start text:name="__RefHeading___Toc29229_1764376823"/><text:soft-page-break/>Abstract Syntax<text:bookmark-end text:name="_Toc302401906"/><text:bookmark-end text:name="__RefHeading___Toc29229_1764376823"/></text:h>
      <text:h text:style-name="Heading_20_2" text:outline-level="2"><text:bookmark-start text:name="__RefHeading___Toc54213_1498751252"/><text:bookmark-start text:name="_Toc302401907"/>Overview<text:bookmark-end text:name="__RefHeading___Toc54213_1498751252"/><text:bookmark-end text:name="_Toc302401907"/></text:h>
      <text:h text:style-name="Heading_20_2" text:outline-level="2"><text:bookmark-start text:name="__RefHeading___Toc54215_1498751252"/>Values<text:bookmark-end text:name="__RefHeading___Toc54215_1498751252"/></text:h>
      <text:h text:style-name="Heading_20_3" text:outline-level="3"><text:bookmark-start text:name="__RefHeading___Toc38677_1991190544"/>Overview<text:bookmark-end text:name="__RefHeading___Toc38677_1991190544"/></text:h>
      <text:h text:style-name="Heading_20_3" text:outline-level="3"><text:bookmark-start text:name="__RefHeading___Toc39063_1991190544"/>Expressions <text:bookmark-end text:name="__RefHeading___Toc39063_1991190544"/></text:h>
      <text:h text:style-name="P62" text:outline-level="4"><text:bookmark-start text:name="__RefHeading___Toc39065_1991190544"/>Overview<text:bookmark-end text:name="__RefHeading___Toc39065_1991190544"/></text:h>
      <text:h text:style-name="Heading_20_4" text:outline-level="4"><text:bookmark-start text:name="__RefHeading___Toc54217_1498751252"/><text:bookmark-start text:name="_Toc302401912"/>Class Descriptions<text:bookmark-end text:name="__RefHeading___Toc54217_1498751252"/><text:bookmark-end text:name="_Toc302401912"/></text:h>
      <text:h text:style-name="P53" text:outline-level="2"><text:bookmark-start text:name="__RefHeading___Toc39067_1991190544"/>Structured Classifiers<text:bookmark-end text:name="__RefHeading___Toc39067_1991190544"/></text:h>
      <text:h text:style-name="P58" text:outline-level="3"><text:bookmark-start text:name="__RefHeading___Toc39069_1991190544"/>Overview<text:bookmark-end text:name="__RefHeading___Toc39069_1991190544"/></text:h>
      <text:h text:style-name="P58" text:outline-level="3"><text:bookmark-start text:name="__RefHeading___Toc39071_1991190544"/>Classes<text:bookmark-end text:name="__RefHeading___Toc39071_1991190544"/></text:h>
      <text:h text:style-name="P53" text:outline-level="2"><text:bookmark-start text:name="__RefHeading___Toc39073_1991190544"/>State Machines<text:bookmark-end text:name="__RefHeading___Toc39073_1991190544"/></text:h>
      <text:h text:style-name="P58" text:outline-level="3"><text:bookmark-start text:name="__RefHeading___Toc39075_1991190544"/>Overview<text:bookmark-end text:name="__RefHeading___Toc39075_1991190544"/></text:h>
      <text:h text:style-name="P58" text:outline-level="3"><text:bookmark-start text:name="__RefHeading___Toc39077_1991190544"/>Behavior State Machines<text:bookmark-end text:name="__RefHeading___Toc39077_1991190544"/></text:h>
      <text:h text:style-name="P58" text:outline-level="3"><text:bookmark-start text:name="__RefHeading___Toc39079_1991190544"/>State Machine Redefinition<text:bookmark-end text:name="__RefHeading___Toc39079_1991190544"/></text:h>
      <text:p text:style-name="Text_20_body"/>
      <text:h text:style-name="P51" text:outline-level="1"><text:bookmark-start text:name="_Toc302402050"/><text:bookmark-start text:name="__RefHeading___Toc29231_1764376823"/>Execution Model<text:bookmark-end text:name="_Toc302402050"/><text:bookmark-end text:name="__RefHeading___Toc29231_1764376823"/></text:h>
      <text:h text:style-name="Heading_20_2" text:outline-level="2"><text:bookmark-start text:name="__RefHeading___Toc42543_1764376823"/><text:bookmark-start text:name="_Toc302402051"/>Overview<text:bookmark-end text:name="__RefHeading___Toc42543_1764376823"/><text:bookmark-end text:name="_Toc302402051"/></text:h>
      <text:h text:style-name="P53" text:outline-level="2"><text:bookmark-start text:name="__RefHeading___Toc54477_1498751252"/>Loci<text:bookmark-end text:name="__RefHeading___Toc54477_1498751252"/></text:h>
      <text:h text:style-name="Heading_20_3" text:outline-level="3"><text:bookmark-start text:name="__RefHeading___Toc54479_1498751252"/><text:bookmark-start text:name="_Toc302402053"/>Overview<text:bookmark-end text:name="__RefHeading___Toc54479_1498751252"/><text:bookmark-end text:name="_Toc302402053"/></text:h>
      <text:h text:style-name="Heading_20_3" text:outline-level="3"><text:bookmark-start text:name="__RefHeading___Toc38671_1991190544"/>Class Descriptions<text:bookmark-end text:name="__RefHeading___Toc38671_1991190544"/></text:h>
      <text:h text:style-name="P54" text:outline-level="2"><text:bookmark-start text:name="__RefHeading___Toc39083_1991190544"/>Values<text:bookmark-end text:name="__RefHeading___Toc39083_1991190544"/></text:h>
      <text:h text:style-name="P59" text:outline-level="3"><text:bookmark-start text:name="__RefHeading___Toc38677_19911905441"/>Overview<text:bookmark-end text:name="__RefHeading___Toc38677_19911905441"/></text:h>
      <text:h text:style-name="P59" text:outline-level="3"><text:bookmark-start text:name="__RefHeading___Toc39085_1991190544"/>Expressions <text:bookmark-end text:name="__RefHeading___Toc39085_1991190544"/></text:h>
      <text:h text:style-name="P62" text:outline-level="4"><text:bookmark-start text:name="__RefHeading___Toc39087_1991190544"/>Overview<text:bookmark-end text:name="__RefHeading___Toc39087_1991190544"/></text:h>
      <text:h text:style-name="P63" text:outline-level="4"><text:bookmark-start text:name="__RefHeading___Toc54217_14987512521"/><text:bookmark-start text:name="_Toc3024019121"/>Class Descriptions<text:bookmark-end text:name="__RefHeading___Toc54217_14987512521"/><text:bookmark-end text:name="_Toc3024019121"/></text:h>
      <text:h text:style-name="P53" text:outline-level="2"><text:bookmark-start text:name="__RefHeading___Toc39089_1991190544"/>Structured Classifiers<text:bookmark-end text:name="__RefHeading___Toc39089_1991190544"/></text:h>
      <text:h text:style-name="P58" text:outline-level="3"><text:bookmark-start text:name="__RefHeading___Toc39091_1991190544"/>Overview<text:bookmark-end text:name="__RefHeading___Toc39091_1991190544"/></text:h>
      <text:h text:style-name="P58" text:outline-level="3"><text:bookmark-start text:name="__RefHeading___Toc39093_1991190544"/>Classes<text:bookmark-end text:name="__RefHeading___Toc39093_1991190544"/></text:h>
      <text:h text:style-name="P53" text:outline-level="2"><text:bookmark-start text:name="__RefHeading___Toc39095_1991190544"/>State Machines<text:bookmark-end text:name="__RefHeading___Toc39095_1991190544"/></text:h>
      <text:h text:style-name="P58" text:outline-level="3"><text:bookmark-start text:name="__RefHeading___Toc39097_1991190544"/>Overview<text:bookmark-end text:name="__RefHeading___Toc39097_1991190544"/></text:h>
      <text:h text:style-name="P58" text:outline-level="3"><text:bookmark-start text:name="__RefHeading___Toc39099_1991190544"/>Behavior State Machines<text:bookmark-end text:name="__RefHeading___Toc39099_1991190544"/></text:h>
      <text:h text:style-name="P58" text:outline-level="3"><text:bookmark-start text:name="__RefHeading___Toc39101_1991190544"/>State Machine Redefinition<text:bookmark-end text:name="__RefHeading___Toc39101_1991190544"/></text:h>
      <text:p text:style-name="P18"/>
      <text:p text:style-name="Text_20_body"/>
      <text:h text:style-name="P50" text:outline-level="1"><text:bookmark-start text:name="_Toc302402209"/><text:bookmark-start text:name="__RefHeading___Toc33532_1764376823"/>T<text:bookmark-end text:name="_Toc302402209"/>est Suite<text:bookmark-end text:name="__RefHeading___Toc33532_1764376823"/></text:h>
      <text:h text:style-name="Heading_20_2" text:outline-level="2"><text:bookmark-start text:name="__RefHeading___Toc38675_1991190544"/>Overview<text:bookmark-end text:name="__RefHeading___Toc38675_1991190544"/></text:h>
      <text:h text:style-name="P56" text:outline-level="2"><text:bookmark-start text:name="__RefHeading___Toc52149_1991190544"/>Assertion Library<text:bookmark-end text:name="__RefHeading___Toc52149_1991190544"/></text:h>
      <text:h text:style-name="P56" text:outline-level="2"><text:bookmark-start text:name="__RefHeading___Toc52151_1991190544"/>Utilities<text:bookmark-end text:name="__RefHeading___Toc52151_1991190544"/></text:h>
      <text:h text:style-name="P60" text:outline-level="3"><text:bookmark-start text:name="__RefHeading___Toc52153_1991190544"/>Overview<text:bookmark-end text:name="__RefHeading___Toc52153_1991190544"/></text:h>
      <text:h text:style-name="Heading_20_3" text:outline-level="3"><text:bookmark-start text:name="__RefHeading___Toc52155_1991190544"/>Protocol<text:bookmark-end text:name="__RefHeading___Toc52155_1991190544"/></text:h>
      <text:h text:style-name="Heading_20_3" text:outline-level="3"><text:bookmark-start text:name="__RefHeading___Toc52157_1991190544"/>Architecture<text:bookmark-end text:name="__RefHeading___Toc52157_1991190544"/></text:h>
      <text:h text:style-name="Heading_20_3" text:outline-level="3"><text:bookmark-start text:name="__RefHeading___Toc52159_1991190544"/>Tracing<text:bookmark-end text:name="__RefHeading___Toc52159_1991190544"/></text:h>
      <text:h text:style-name="P55" text:outline-level="2"><text:bookmark-start text:name="__RefHeading___Toc52161_1991190544"/>Behaviors<text:bookmark-end text:name="__RefHeading___Toc52161_1991190544"/></text:h>
      <text:h text:style-name="P61" text:outline-level="3"><text:bookmark-start text:name="__RefHeading___Toc52163_1991190544"/>Overview<text:bookmark-end text:name="__RefHeading___Toc52163_1991190544"/></text:h>
      <text:h text:style-name="P61" text:outline-level="3"><text:bookmark-start text:name="__RefHeading___Toc52165_1991190544"/>Test Behavior 001<text:bookmark-end text:name="__RefHeading___Toc52165_1991190544"/></text:h>
      <text:h text:style-name="P61" text:outline-level="3"><text:bookmark-start text:name="__RefHeading___Toc52167_1991190544"/>Test Behavior 002<text:bookmark-end text:name="__RefHeading___Toc52167_1991190544"/></text:h>
      <text:h text:style-name="P61" text:outline-level="3"><text:bookmark-start text:name="__RefHeading___Toc52169_1991190544"/>Test Behavior 004<text:bookmark-end text:name="__RefHeading___Toc52169_1991190544"/></text:h>
      <text:h text:style-name="P56" text:outline-level="2"><text:bookmark-start text:name="__RefHeading___Toc52171_1991190544"/>Transitions<text:bookmark-end text:name="__RefHeading___Toc52171_1991190544"/></text:h>
      <text:h text:style-name="P56" text:outline-level="2"><text:bookmark-start text:name="__RefHeading___Toc52173_1991190544"/>Region<text:bookmark-end text:name="__RefHeading___Toc52173_1991190544"/></text:h>
      <text:h text:style-name="P56" text:outline-level="2"><text:bookmark-start text:name="__RefHeading___Toc52175_1991190544"/>Event<text:bookmark-end text:name="__RefHeading___Toc52175_1991190544"/></text:h>
      <text:h text:style-name="P56" text:outline-level="2"><text:bookmark-start text:name="__RefHeading___Toc52177_1991190544"/>Entering<text:bookmark-end text:name="__RefHeading___Toc52177_1991190544"/></text:h>
      <text:p text:style-name="P19"/>
      <text:h text:style-name="P56" text:outline-level="2"><text:bookmark-start text:name="__RefHeading___Toc52179_1991190544"/><text:soft-page-break/>Exiting<text:bookmark-end text:name="__RefHeading___Toc52179_1991190544"/></text:h>
      <text:h text:style-name="P56" text:outline-level="2"><text:bookmark-start text:name="__RefHeading___Toc52181_1991190544"/>Exit<text:bookmark-end text:name="__RefHeading___Toc52181_1991190544"/></text:h>
      <text:h text:style-name="P56" text:outline-level="2"><text:bookmark-start text:name="__RefHeading___Toc52183_1991190544"/>Entry<text:bookmark-end text:name="__RefHeading___Toc52183_1991190544"/></text:h>
      <text:h text:style-name="P56" text:outline-level="2"><text:bookmark-start text:name="__RefHeading___Toc52185_1991190544"/>Choice<text:bookmark-end text:name="__RefHeading___Toc52185_1991190544"/></text:h>
      <text:h text:style-name="P56" text:outline-level="2"><text:bookmark-start text:name="__RefHeading___Toc52187_1991190544"/>Other Tests<text:bookmark-end text:name="__RefHeading___Toc52187_1991190544"/></text:h>
      <text:p text:style-name="P19"/>
      <text:list xml:id="list6985174292598730673" text:style-name="Numbered_20_-_20_Annexes">
        <text:list-item>
          <text:p text:style-name="P68"><text:bookmark-start text:name="__RefHeading___Toc38909_1991190544"/>Protocol State Machines<text:bookmark-end text:name="__RefHeading___Toc38909_1991190544"/></text:p>
        </text:list-item>
      </text:list>
      <text:p text:style-name="Annex_20_1_20_-_20_Sub">(<text:span text:style-name="T15">informative</text:span>)</text:p>
      <text:list xml:id="list92016064667157" text:continue-numbering="true" text:style-name="Numbered_20_-_20_Annexes">
        <text:list-item>
          <text:list>
            <text:list-item>
              <text:h text:style-name="P65" text:outline-level="2"><text:bookmark-start text:name="__RefHeading___Toc38911_1991190544"/>Overview<text:bookmark-end text:name="__RefHeading___Toc38911_1991190544"/></text:h>
            </text:list-item>
          </text:list>
        </text:list-item>
      </text:list>
      <text:p text:style-name="P20"/>
      <text:list xml:id="list92016564451706" text:continue-numbering="true" text:style-name="Numbered_20_-_20_Annexes">
        <text:list-item>
          <text:list>
            <text:list-item>
              <text:h text:style-name="P67" text:outline-level="2"><text:bookmark-start text:name="__RefHeading___Toc54445_1991190544"/>Abstract Syntax<text:bookmark-end text:name="__RefHeading___Toc54445_1991190544"/></text:h>
            </text:list-item>
          </text:list>
        </text:list-item>
      </text:list>
      <text:p text:style-name="P21"/>
      <text:list xml:id="list92016050309694" text:continue-numbering="true" text:style-name="Numbered_20_-_20_Annexes">
        <text:list-item>
          <text:list>
            <text:list-item>
              <text:h text:style-name="P66" text:outline-level="2"><text:bookmark-start text:name="__RefHeading___Toc54447_1991190544"/>Execution Model<text:bookmark-end text:name="__RefHeading___Toc54447_1991190544"/></text:h>
            </text:list-item>
          </text:list>
        </text:list-item>
      </text:list>
      <text:h text:style-name="P39" text:outline-level="2"/>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ce style:name="TimesNewRoman" svg:font-family="TimesNewRoman"/>
    <style:font-face style:name="TimesNewRomanPSMT" svg:font-family="TimesNewRomanPSMT"/>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Modern" svg:font-family="Modern" style:font-family-generic="roman" style:font-pitch="variable"/>
    <style:font-face style:name="Times" svg:font-family="Times" style:font-family-generic="roman" style:font-pitch="variable"/>
    <style:font-face style:name="Times1" svg:font-family="Times" style:font-adornments="Regular"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2" svg:font-family="Times"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079in" draw:rotation="0"/>
    <draw:stroke-dash draw:name="Dashed_20__28_var_29__20_3" draw:display-name="Dashed (var) 3" draw:style="rect" draw:dots2="1" draw:dots2-length="0.0472in" draw:distance="0.0177in"/>
    <draw:stroke-dash draw:name="Dashed_20__28_var_29__20_4" draw:display-name="Dashed (var) 4" draw:style="rect" draw:dots2="1" draw:dots2-length="0.0472in" draw:distance="0.0177in"/>
    <draw:stroke-dash draw:name="Dashed_20__28_var_29__20_40" draw:display-name="Dashed (var) 40" draw:style="rect" draw:dots2="1" draw:dots2-length="0.0472in" draw:distance="0.0177in"/>
    <draw:stroke-dash draw:name="Dashed_20__28_var_29__20_41" draw:display-name="Dashed (var) 41" draw:style="rect" draw:dots2="1" draw:dots2-length="0.0472in" draw:distance="0.0177in"/>
    <draw:stroke-dash draw:name="Dashed_20__28_var_29__20_42" draw:display-name="Dashed (var) 42" draw:style="rect" draw:dots2="1" draw:dots2-length="0.0472in" draw:distance="0.0177in"/>
    <draw:stroke-dash draw:name="Dashed_20__28_var_29__20_43" draw:display-name="Dashed (var) 43" draw:style="rect" draw:dots2="1" draw:dots2-length="0.0472in" draw:distance="0.0177in"/>
    <draw:stroke-dash draw:name="Dashed_20__28_var_29__20_44" draw:display-name="Dashed (var) 44" draw:style="rect" draw:dots2="1" draw:dots2-length="0.0472in" draw:distance="0.0177in"/>
    <draw:stroke-dash draw:name="Dashed_20__28_var_29__20_45" draw:display-name="Dashed (var) 45" draw:style="rect" draw:dots2="1" draw:dots2-length="0.0472in" draw:distance="0.0177in"/>
    <draw:stroke-dash draw:name="Dashed_20__28_var_29__20_46" draw:display-name="Dashed (var) 46" draw:style="rect" draw:dots2="1" draw:dots2-length="0.0472in" draw:distance="0.0177in"/>
    <draw:stroke-dash draw:name="Dashed_20__28_var_29__20_47" draw:display-name="Dashed (var) 47" draw:style="rect" draw:dots2="1" draw:dots2-length="0.0472in" draw:distance="0.0177in"/>
    <draw:stroke-dash draw:name="Dashed_20__28_var_29__20_48" draw:display-name="Dashed (var) 48" draw:style="rect" draw:dots2="1" draw:dots2-length="0.0472in" draw:distance="0.0177in"/>
    <draw:stroke-dash draw:name="Dashed_20__28_var_29__20_49" draw:display-name="Dashed (var) 49" draw:style="rect" draw:dots2="1" draw:dots2-length="0.0472in" draw:distance="0.0177in"/>
    <draw:stroke-dash draw:name="Dashed_20__28_var_29__20_5" draw:display-name="Dashed (var) 5" draw:style="rect" draw:dots2="1" draw:dots2-length="0.0472in" draw:distance="0.0177in"/>
    <draw:stroke-dash draw:name="Dashed_20__28_var_29__20_6" draw:display-name="Dashed (var) 6" draw:style="rect" draw:dots2="1" draw:dots2-length="0.0472in" draw:distance="0.0177in"/>
    <draw:stroke-dash draw:name="Dashed_20__28_var_29__20_7" draw:display-name="Dashed (var) 7" draw:style="rect" draw:dots2="1" draw:dots2-length="0.0472in" draw:distance="0.0177in"/>
    <draw:stroke-dash draw:name="Dashed_20__28_var_29__20_8" draw:display-name="Dashed (var) 8" draw:style="rect" draw:dots2="1" draw:dots2-length="0.0472in" draw:distance="0.0177in"/>
    <draw:stroke-dash draw:name="Dashed_20__28_var_29__20_9" draw:display-name="Dashed (var) 9" draw:style="rect" draw:dots2="1" draw:dots2-length="0.0472in" draw:distance="0.017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1402in" fo:margin-bottom="0.1402in"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402in" fo:margin-bottom="0.1402in"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3472in" fo:margin-bottom="0.25in" loext:contextual-spacing="false" style:line-height-at-least="0.2638in" fo:keep-with-next="always">
        <style:tab-stops>
          <style:tab-stop style:position="0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2362in" fo:margin-bottom="0in" loext:contextual-spacing="false" style:line-height-at-least="0.2362in"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loext:contextual-spacing="false" style:line-height-at-least="0.194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1665in" fo:margin-bottom="0.1665in" loext:contextual-spacing="false" style:line-height-at-least="0.1665in" fo:text-align="justify" style:justify-single-word="false" fo:orphans="0" fo:widows="0" fo:keep-with-next="always">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list-style-name="" style:class="text">
      <style:paragraph-properties fo:margin-top="0.1665in" fo:margin-bottom="0.0555in" loext:contextual-spacing="false" style:line-height-at-least="0.1252in" fo:hyphenation-ladder-count="no-limit" fo:keep-with-next="always"/>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in" draw:fill-image-height="0in"/>
      <style:paragraph-properties fo:margin-top="0in" fo:margin-bottom="0in" loext:contextual-spacing="false" fo:line-height="100%" fo:text-align="start" style:justify-single-word="false" fo:orphans="0" fo:widows="0" fo:hyphenation-ladder-count="no-limit" style:page-number="auto" style:writing-mode="lr-tb">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2"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in" fo:margin-bottom="0in" loext:contextual-spacing="false" style:line-height-at-least="0.3055in" fo:orphans="0" fo:widows="0" style:page-number="auto">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4862in"/>
          <style:tab-stop style:position="7.028in"/>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1in" fo:margin-right="0in" fo:margin-top="0in" fo:margin-bottom="0in" loext:contextual-spacing="false" style:line-height-at-least="0.1665in" fo:text-align="center" style:justify-single-word="false" fo:orphans="0" fo:widows="0" fo:hyphenation-ladder-count="no-limit" fo:text-indent="0in"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Body" style:display-name="Code Body" style:family="paragraph" style:parent-style-name="Standard" style:default-outline-level="">
      <style:paragraph-properties fo:margin-top="0.0555in" fo:margin-bottom="0in" loext:contextual-spacing="false" style:line-height-at-least="0.1528in" fo:hyphenation-ladder-count="no-limit">
        <style:tab-stops>
          <style:tab-stop style:position="0.361in"/>
          <style:tab-stop style:position="0.722in"/>
          <style:tab-stop style:position="1.0835in"/>
          <style:tab-stop style:position="1.4583in"/>
          <style:tab-stop style:position="1.8193in"/>
          <style:tab-stop style:position="2.1807in"/>
          <style:tab-stop style:position="2.5417in"/>
          <style:tab-stop style:position="2.9165in"/>
          <style:tab-stop style:position="3.278in"/>
          <style:tab-stop style:position="3.639in"/>
          <style:tab-stop style:position="4.0138in"/>
          <style:tab-stop style:position="4.3752in"/>
          <style:tab-stop style:position="4.7362in"/>
          <style:tab-stop style:position="5.0972in"/>
          <style:tab-stop style:position="5.472in"/>
          <style:tab-stop style:position="5.8335in"/>
          <style:tab-stop style:position="6.1945in"/>
          <style:tab-stop style:position="6.5693in"/>
          <style:tab-stop style:position="6.9307in"/>
        </style:tab-stops>
      </style:paragraph-properties>
      <style:text-properties fo:color="#000000" style:font-name="Courier New" fo:font-family="'Courier New'" style:font-family-generic="roman" style:font-pitch="variable" fo:font-size="9pt" fo:letter-spacing="0.0016in" style:font-name-asian="Times New Roman2" style:font-family-asian="'Times New Roman'" style:font-family-generic-asian="system" style:font-pitch-asian="variable" style:font-size-asian="9pt" style:font-name-complex="Courier New1" style:font-family-complex="'Courier New'" style:font-family-generic-complex="system" style:font-pitch-complex="variable" style:font-size-complex="9pt" fo:hyphenate="false" fo:hyphenation-remain-char-count="2" fo:hyphenation-push-char-count="2"/>
    </style:style>
    <style:style style:name="Body" style:family="paragraph" style:parent-style-name="Standard" style:default-outline-level="">
      <style:paragraph-properties fo:margin-top="0.111in" fo:margin-bottom="0in" loext:contextual-spacing="false" style:line-height-at-least="0.1665in" fo:hyphenation-ladder-count="no-limit">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Times New Roman1" fo:font-family="'Times New Roman'" style:font-family-generic="roman" style:font-pitch="variable" fo:font-size="10pt" fo:letter-spacing="0.0016in"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Date" style:family="paragraph" style:default-outline-level="">
      <style:paragraph-properties fo:margin-top="0.0972in" fo:margin-bottom="0in" loext:contextual-spacing="false" style:line-height-at-least="0.1665in" fo:text-align="end" style:justify-single-word="false" fo:orphans="0" fo:widows="0" style:writing-mode="lr-tb">
        <style:tab-stops>
          <style:tab-stop style:position="0.5417in"/>
          <style:tab-stop style:position="0.8193in"/>
          <style:tab-stop style:position="1.0972in"/>
          <style:tab-stop style:position="1.361in"/>
          <style:tab-stop style:position="1.5in"/>
          <style:tab-stop style:position="2in"/>
          <style:tab-stop style:position="3in"/>
          <style:tab-stop style:position="3.5in"/>
          <style:tab-stop style:position="4in"/>
          <style:tab-stop style:position="4.5in"/>
          <style:tab-stop style:position="5in"/>
          <style:tab-stop style:position="5.5in"/>
          <style:tab-stop style:position="6in"/>
          <style:tab-stop style:position="6.5in"/>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1252in" fo:margin-right="0in" fo:margin-top="0in" fo:margin-bottom="0in" loext:contextual-spacing="false" fo:line-height="100%" fo:text-indent="-0.1252in" style:auto-text-indent="false">
        <style:tab-stops>
          <style:tab-stop style:position="0.1252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in" draw:fill-image-height="0in"/>
      <style:paragraph-properties fo:margin-top="0in" fo:margin-bottom="0in" loext:contextual-spacing="false" fo:line-height="0.4in" fo:orphans="0" fo:widows="0" style:page-number="auto">
        <style:tab-stops>
          <style:tab-stop style:position="7.1598in"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in" fo:margin-bottom="0in"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in" draw:fill-image-height="0in"/>
      <style:paragraph-properties fo:margin-top="0.2362in" fo:margin-bottom="0in" loext:contextual-spacing="false" style:line-height-at-least="0.2362in" fo:text-align="start" style:justify-single-word="false" fo:orphans="0" fo:widows="0" style:shadow="none"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 style:list-style-name="Numbered_20_-_20_Annexes" style:master-page-name="">
      <loext:graphic-properties draw:fill-image-width="0in" draw:fill-image-height="0in"/>
      <style:paragraph-properties fo:margin-top="0.35in" fo:margin-bottom="0in" loext:contextual-spacing="false" fo:line-height="100%" fo:text-align="center" style:justify-single-word="false" fo:orphans="2" fo:widows="2" style:page-number="auto" fo:keep-with-next="always" style:writing-mode="lr-tb">
        <style:tab-stops>
          <style:tab-stop style:position="0in"/>
          <style:tab-stop style:position="0.5417in"/>
          <style:tab-stop style:position="0.8193in"/>
          <style:tab-stop style:position="1.0972in"/>
          <style:tab-stop style:position="1.361in"/>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1945in" fo:margin-bottom="0.1945in" loext:contextual-spacing="false" style:line-height-at-least="0.1945in" fo:text-align="justify" style:justify-single-word="false" fo:orphans="0" fo:widows="0" fo:keep-with-next="always" style:writing-mode="lr-tb">
        <style:tab-stops>
          <style:tab-stop style:position="0.8193in"/>
          <style:tab-stop style:position="1.0972in"/>
          <style:tab-stop style:position="1.361in"/>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0.75in" fo:margin-right="0in" fo:margin-top="0.0555in" fo:margin-bottom="0.0555in" loext:contextual-spacing="false" fo:text-indent="0in" style:auto-text-indent="false">
        <style:tab-stops>
          <style:tab-stop style:position="1.0626in"/>
          <style:tab-stop style:position="1.1252in"/>
          <style:tab-stop style:position="7in"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1.0555in" fo:margin-right="0in" fo:margin-top="0in" fo:margin-bottom="0in" loext:contextual-spacing="false" style:line-height-at-least="0.1665in" fo:orphans="0" fo:widows="0" fo:text-indent="0in" style:auto-text-indent="false">
        <style:tab-stops>
          <style:tab-stop style:position="1.4374in"/>
          <style:tab-stop style:position="1.5in"/>
          <style:tab-stop style:position="1.5626in"/>
          <style:tab-stop style:position="7in"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0.5in" fo:margin-right="0in" fo:margin-top="0.0693in" fo:margin-bottom="0.0693in" loext:contextual-spacing="false" style:line-height-at-least="0.2362in" fo:orphans="0" fo:widows="0" fo:text-indent="0in" style:auto-text-indent="false">
        <style:tab-stops>
          <style:tab-stop style:position="0.25in"/>
          <style:tab-stop style:position="0.75in"/>
          <style:tab-stop style:position="7in"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1.4307in" fo:margin-right="0in" fo:margin-top="0in" fo:margin-bottom="0in" loext:contextual-spacing="false" style:line-height-at-least="0.1528in" fo:orphans="0" fo:widows="0" fo:text-indent="0in" style:auto-text-indent="false">
        <style:tab-stops>
          <style:tab-stop style:position="1.8752in"/>
          <style:tab-stop style:position="1.9374in"/>
          <style:tab-stop style:position="2in"/>
          <style:tab-stop style:position="7in"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1.8752in" fo:margin-right="0in" fo:margin-top="0in" fo:margin-bottom="0in" loext:contextual-spacing="false" style:line-height-at-least="0.139in" fo:orphans="0" fo:widows="0" fo:text-indent="0in" style:auto-text-indent="false">
        <style:tab-stops>
          <style:tab-stop style:position="2.25in"/>
          <style:tab-stop style:position="2.4307in"/>
          <style:tab-stop style:position="7in"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0.7638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text-indent="0in" style:auto-text-indent="false"/>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0835in" fo:margin-bottom="0in" loext:contextual-spacing="false" fo:line-height="100%" fo:hyphenation-ladder-count="no-limit">
        <style:tab-stops>
          <style:tab-stop style:position="0.25in"/>
        </style:tab-stops>
      </style:paragraph-properties>
      <style:text-properties fo:color="#000000" style:font-name="Arial1" fo:font-family="Arial" style:font-family-generic="roman" style:font-pitch="variable" fo:font-size="9pt" fo:letter-spacing="0.0016in"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Body" style:default-outline-level="">
      <style:paragraph-properties fo:margin-top="0.0835in" fo:margin-bottom="0.0835in"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111in" fo:margin-bottom="0in" loext:contextual-spacing="false" style:line-height-at-least="0.1665in" fo:orphans="2" fo:widows="2" fo:hyphenation-ladder-count="no-limit" style:page-number="auto">
        <style:tab-stops>
          <style:tab-stop style:position="0.389in"/>
          <style:tab-stop style:position="0.7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color="#000000" style:font-name="Times New Roman1" fo:font-family="'Times New Roman'" style:font-family-generic="roman" style:font-pitch="variable" fo:font-size="10pt" style:font-name-asian="Times New Roman2"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1402in" fo:margin-bottom="0.1402in" loext:contextual-spacing="false"/>
      <style:text-properties fo:font-size="16pt" fo:font-style="italic"/>
    </style:style>
    <style:style style:name="Annex_20_1_20_-_20_Sub" style:display-name="Annex 1 - Sub" style:family="paragraph" style:parent-style-name="Standard" style:next-style-name="Annex_20_2">
      <style:paragraph-properties fo:margin-top="0in" fo:margin-bottom="0.35in"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25in" fo:margin-right="0in" fo:text-indent="0in" style:auto-text-indent="false"/>
    </style:style>
    <style:style style:name="Reference" style:family="paragraph" style:parent-style-name="Text_20_body_20_indent" style:default-outline-level="">
      <loext:graphic-properties draw:fill="none"/>
      <style:paragraph-properties fo:margin-left="0.75in" fo:margin-right="0in" fo:margin-top="0.1402in" fo:margin-bottom="0.1402in" loext:contextual-spacing="false" fo:line-height="100%" fo:text-align="start" style:justify-single-word="false" fo:orphans="2" fo:widows="2" fo:hyphenation-ladder-count="no-limit" fo:text-indent="-0.75in" style:auto-text-indent="false" fo:background-color="transparent" style:writing-mode="lr-tb">
        <style:tab-stops/>
      </style:paragraph-properties>
      <style:text-properties officeooo:rsid="00de50af"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2"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16in" style:font-size-asian="9pt" style:font-name-complex="Courier New1"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16in" fo:language="en" fo:country="US"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2"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2"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2"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16in" fo:font-weight="bold" style:font-name-asian="Times New Roman2"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2"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2"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0.5402in" fo:text-indent="-0.5402in" fo:margin-left="0.5402in"/>
        </style:list-level-properties>
      </text:outline-level-style>
      <text:outline-level-style text:level="2" style:num-format="1" text:display-levels="2">
        <style:list-level-properties text:list-level-position-and-space-mode="label-alignment">
          <style:list-level-label-alignment text:label-followed-by="listtab" text:list-tab-stop-position="0.5402in" fo:text-indent="-0.5402in" fo:margin-left="0.5402in"/>
        </style:list-level-properties>
      </text:outline-level-style>
      <text:outline-level-style text:level="3" style:num-format="1" text:display-levels="3">
        <style:list-level-properties text:list-level-position-and-space-mode="label-alignment">
          <style:list-level-label-alignment text:label-followed-by="listtab" text:list-tab-stop-position="0.5402in" fo:text-indent="-0.5402in" fo:margin-left="0.5402in"/>
        </style:list-level-properties>
      </text:outline-level-style>
      <text:outline-level-style text:level="4" style:num-format="1" text:display-levels="4">
        <style:list-level-properties text:list-level-position-and-space-mode="label-alignment">
          <style:list-level-label-alignment text:label-followed-by="listtab" text:list-tab-stop-position="0.5402in" fo:text-indent="-0.5402in" fo:margin-left="0.5402in"/>
        </style:list-level-properties>
      </text:outline-level-style>
      <text:outline-level-style text:level="5" style:num-format="1" text:display-levels="5">
        <style:list-level-properties text:list-level-position-and-space-mode="label-alignment">
          <style:list-level-label-alignment text:label-followed-by="space" fo:text-indent="-0.5402in" fo:margin-left="0.5402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0.5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0.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0.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0.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0.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0.5in"/>
        </style:list-level-properties>
      </text:list-level-style-number>
    </text:list-style>
    <text:list-style style:name="Bulleted1">
      <text:list-level-style-bullet text:level="1" style:num-suffix="  " text:bullet-char="•">
        <style:list-level-properties text:list-level-position-and-space-mode="label-alignment">
          <style:list-level-label-alignment text:label-followed-by="listtab" fo:text-indent="-0.1402in" fo:margin-left="0.3902in"/>
        </style:list-level-properties>
        <style:text-properties style:font-name="Times1"/>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39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402in" fo:margin-left="0.39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1402in" fo:margin-left="0.39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1402in" fo:margin-left="0.39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1402in" fo:margin-left="0.39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1402in" fo:margin-left="0.39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1402in" fo:margin-left="0.39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1402in" fo:margin-left="0.3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1402in" fo:margin-left="0.3902in"/>
        </style:list-level-properties>
      </text:list-level-style-number>
    </text:list-style>
    <text:list-style style:name="Bulleted2">
      <text:list-level-style-bullet text:level="1" style:num-suffix="  " text:bullet-char="•">
        <style:list-level-properties text:list-level-position-and-space-mode="label-alignment">
          <style:list-level-label-alignment text:label-followed-by="listtab" fo:text-indent="-0.0984in" fo:margin-left="0.640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1402in" fo:margin-left="0.6402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1098in" fo:margin-left="0.6402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3598in" fo:margin-left="0.6402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6098in" fo:margin-left="0.6402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8598in" fo:margin-left="0.6402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1.1098in" fo:margin-left="0.640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1.3598in" fo:margin-left="0.6402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1.6098in" fo:margin-left="0.64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1.8598in" fo:margin-left="0.6402in"/>
        </style:list-level-properties>
      </text:list-level-style-number>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0.75in" fo:margin-left="0.75in"/>
        </style:list-level-properties>
      </text:list-level-style-number>
      <text:list-level-style-number text:level="3" text:style-name="Numbering_20_Symbols" style:num-format="">
        <style:list-level-properties text:list-level-position-and-space-mode="label-alignment">
          <style:list-level-label-alignment text:label-followed-by="listtab" fo:text-indent="-1in" fo:margin-left="1in"/>
        </style:list-level-properties>
      </text:list-level-style-number>
      <text:list-level-style-number text:level="4" text:style-name="Numbering_20_Symbols" style:num-format="">
        <style:list-level-properties text:list-level-position-and-space-mode="label-alignment">
          <style:list-level-label-alignment text:label-followed-by="listtab" fo:text-indent="-1.25in" fo:margin-left="1.25in"/>
        </style:list-level-properties>
      </text:list-level-style-number>
      <text:list-level-style-number text:level="5" text:style-name="Numbering_20_Symbols" style:num-format="">
        <style:list-level-properties text:list-level-position-and-space-mode="label-alignment">
          <style:list-level-label-alignment text:label-followed-by="listtab" fo:text-indent="-1.5in" fo:margin-left="1.5in"/>
        </style:list-level-properties>
      </text:list-level-style-number>
      <text:list-level-style-number text:level="6" text:style-name="Numbering_20_Symbols" style:num-format="">
        <style:list-level-properties text:list-level-position-and-space-mode="label-alignment">
          <style:list-level-label-alignment text:label-followed-by="listtab" fo:text-indent="-1.75in" fo:margin-left="1.75in"/>
        </style:list-level-properties>
      </text:list-level-style-number>
      <text:list-level-style-number text:level="7" text:style-name="Numbering_20_Symbols" style:num-format="">
        <style:list-level-properties text:list-level-position-and-space-mode="label-alignment">
          <style:list-level-label-alignment text:label-followed-by="listtab" fo:text-indent="-2in" fo:margin-left="2in"/>
        </style:list-level-properties>
      </text:list-level-style-number>
      <text:list-level-style-number text:level="8" text:style-name="Numbering_20_Symbols" style:num-format="">
        <style:list-level-properties text:list-level-position-and-space-mode="label-alignment">
          <style:list-level-label-alignment text:label-followed-by="listtab" fo:text-indent="-2.25in" fo:margin-left="2.25in"/>
        </style:list-level-properties>
      </text:list-level-style-number>
      <text:list-level-style-number text:level="9" text:style-name="Numbering_20_Symbols" style:num-format="">
        <style:list-level-properties text:list-level-position-and-space-mode="label-alignment">
          <style:list-level-label-alignment text:label-followed-by="listtab" fo:text-indent="-2.5in" fo:margin-left="2.5in"/>
        </style:list-level-properties>
      </text:list-level-style-number>
      <text:list-level-style-number text:level="10" text:style-name="Numbering_20_Symbols" style:num-format="">
        <style:list-level-properties text:list-level-position-and-space-mode="label-alignment">
          <style:list-level-label-alignment text:label-followed-by="listtab" fo:text-indent="-2.75in" fo:margin-left="2.75in"/>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0.5402in" fo:margin-left="0.5402in"/>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1.1in" fo:margin-left="1.1in"/>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3" style:num-format="1" text:display-levels="3">
        <style:list-level-properties text:list-level-position-and-space-mode="label-alignment">
          <style:list-level-label-alignment text:label-followed-by="listtab" text:list-tab-stop-position="0.5402in" fo:text-indent="-0.5402in" fo:margin-left="0.5402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scale="100%"/>
    </style:style>
    <style:style style:name="MP2" style:family="paragraph" style:parent-style-name="Standard">
      <style:paragraph-properties fo:margin-top="0in" fo:margin-bottom="0in" loext:contextual-spacing="false" fo:line-height="100%" fo:orphans="0" fo:widows="0"/>
      <style:text-properties style:font-name="Modern" fo:font-size="12pt" style:font-size-asian="12pt" style:font-size-complex="12pt"/>
    </style:style>
    <style:style style:name="MP3" style:family="paragraph" style:parent-style-name="Standard">
      <style:text-properties fo:letter-spacing="0.0016in"/>
    </style:style>
    <style:style style:name="MP4" style:family="paragraph" style:parent-style-name="Copyright">
      <style:paragraph-properties style:line-height-at-least="0.1945in" fo:text-align="justify" style:justify-single-word="false" fo:hyphenation-ladder-count="no-limit">
        <style:tab-stops/>
      </style:paragraph-properties>
      <style:text-properties fo:font-size="12pt" fo:font-weight="bold" style:font-size-asian="12pt" style:font-weight-asian="bold" style:font-size-complex="12pt" style:font-weight-complex="bold" style:text-scale="100%" fo:hyphenate="true" fo:hyphenation-remain-char-count="2" fo:hyphenation-push-char-count="2"/>
    </style:style>
    <style:style style:name="MP5" style:family="paragraph" style:parent-style-name="Header">
      <style:paragraph-properties style:line-height-at-least="0.1665in">
        <style:tab-stops>
          <style:tab-stop style:position="0.0555in" style:type="right"/>
          <style:tab-stop style:position="0.5835in"/>
          <style:tab-stop style:position="0.8335in"/>
          <style:tab-stop style:position="0.8752in"/>
          <style:tab-stop style:position="1.1807in"/>
          <style:tab-stop style:position="1.472in"/>
          <style:tab-stop style:position="1.611in"/>
          <style:tab-stop style:position="2.1528in"/>
          <style:tab-stop style:position="2.6945in"/>
          <style:tab-stop style:position="3.778in"/>
          <style:tab-stop style:position="4.3193in"/>
          <style:tab-stop style:position="4.861in"/>
          <style:tab-stop style:position="5.4028in"/>
          <style:tab-stop style:position="5.9445in"/>
          <style:tab-stop style:position="6.25in" style:type="right"/>
          <style:tab-stop style:position="6.4862in"/>
          <style:tab-stop style:position="7.028in"/>
        </style:tab-stops>
      </style:paragraph-properties>
      <style:text-properties fo:font-size="10pt" style:font-size-asian="10pt" style:font-size-complex="10pt" style:text-scale="100%"/>
    </style:style>
    <style:style style:name="MP6" style:family="paragraph" style:parent-style-name="Footer">
      <style:paragraph-properties>
        <style:tab-stops>
          <style:tab-stop style:position="7.1563in" style:type="right"/>
        </style:tab-stops>
      </style:paragraph-properties>
    </style:style>
    <style:style style:name="MP7" style:family="paragraph" style:parent-style-name="Footer">
      <style:paragraph-properties>
        <style:tab-stops>
          <style:tab-stop style:position="7.1563in" style:type="right"/>
        </style:tab-stops>
      </style:paragraph-properties>
      <style:text-properties officeooo:paragraph-rsid="00b7fa1b"/>
    </style:style>
    <style:style style:name="MP8" style:family="paragraph" style:parent-style-name="Footer">
      <style:text-propertie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fo:font-weight="normal" officeooo:rsid="00b7fa1b" style:font-weight-asian="normal" style:font-weight-complex="normal"/>
    </style:style>
    <style:page-layout style:name="Mpm1">
      <style:page-layout-properties fo:page-width="8.2681in" fo:page-height="11in" style:num-format="1" style:print-orientation="portrait" fo:margin-top="0.5in" fo:margin-bottom="0.5in" fo:margin-left="0.75in" fo:margin-right="0.7701in" style:writing-mode="lr-tb" style:layout-grid-color="#c0c0c0" style:layout-grid-lines="2453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008in" style:dynamic-spacing="true"/>
      </style:header-style>
      <style:footer-style>
        <style:header-footer-properties fo:min-height="0.1in" fo:margin-left="0in" fo:margin-right="0in" fo:margin-top="0.0602in" style:dynamic-spacing="true"/>
      </style:footer-style>
    </style:page-layout>
    <style:page-layout style:name="Mpm2">
      <style:page-layout-properties fo:page-width="8.2701in" fo:page-height="11in" style:num-format="i" style:print-orientation="portrait" fo:margin-top="1.5in" fo:margin-bottom="1in" fo:margin-left="0.6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0402in" fo:margin-left="0in" fo:margin-right="0in" fo:margin-bottom="0in" fo:background-color="transparent" style:dynamic-spacing="true" draw:fill="none" draw:fill-color="#729fcf"/>
      </style:header-style>
      <style:footer-style>
        <style:header-footer-properties fo:min-height="0.4in" fo:margin-left="0in" fo:margin-right="0in" fo:margin-top="0.3598in" fo:background-color="transparent" style:dynamic-spacing="true" draw:fill="none" draw:fill-color="#729fcf"/>
      </style:footer-style>
    </style:page-layout>
    <style:page-layout style:name="Mpm3">
      <style:page-layout-properties fo:page-width="8.2681in" fo:page-height="11in" style:num-format="1" style:print-orientation="portrait" fo:margin-top="0.5in" fo:margin-bottom="0.6in" fo:margin-left="0.75in" fo:margin-right="0.509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4"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2in" fo:margin-left="0in" fo:margin-right="0in" fo:margin-top="0in" fo:background-color="transparent" style:dynamic-spacing="false" draw:fill="none" draw:fill-color="#729fcf"/>
      </style:footer-style>
    </style:page-layout>
    <style:page-layout style:name="Mpm5">
      <style:page-layout-properties fo:page-width="8.2701in" fo:page-height="11in" style:num-format="1" style:paper-tray-name="[From printer settings]" style:print-orientation="portrait" fo:margin-top="1.5in" fo:margin-bottom="0.55in" fo:margin-left="0.6201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138in" style:distance-before-sep="0.0402in" style:distance-after-sep="0.0402in" style:line-style="solid" style:adjustment="left" style:rel-width="25%" style:color="#000000"/>
      </style:page-layout-properties>
      <style:header-style>
        <style:header-footer-properties svg:height="0.0402in" fo:margin-left="0in" fo:margin-right="0in" fo:margin-bottom="0in" fo:background-color="transparent" style:dynamic-spacing="false" draw:fill="none" draw:fill-color="#729fcf"/>
      </style:header-style>
      <style:footer-style>
        <style:header-footer-properties svg:height="0.4in" fo:margin-left="0in" fo:margin-right="0in" fo:margin-top="0in" fo:background-color="transparent" style:dynamic-spacing="false" draw:fill="none" draw:fill-color="#729fcf"/>
      </style:footer-style>
    </style:page-layout>
    <style:page-layout style:name="Mpm6" style:page-usage="right">
      <style:page-layout-properties fo:page-width="8.2681in" fo:page-height="11in" style:num-format="1" style:paper-tray-name="[From printer settings]" style:print-orientation="portrait" fo:margin-top="0.5in" fo:margin-bottom="0.6in" fo:margin-left="0.75in" fo:margin-right="0.509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8"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0%"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9">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10">
      <style:page-layout-properties fo:page-width="8.2681in" fo:page-height="11in" style:num-format="1" style:print-orientation="portrait" fo:margin-top="0.5in" fo:margin-bottom="0.6in" fo:margin-left="0.7543in" fo:margin-right="0.5138in"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4in" fo:margin-left="0in" fo:margin-right="0in" fo:margin-top="0.3602in" style:dynamic-spacing="true"/>
      </style:footer-style>
    </style:page-layout>
    <style:page-layout style:name="Mpm11" style:page-usage="right">
      <style:page-layout-properties fo:page-width="8.2681in" fo:page-height="11in" style:num-format="1" style:paper-tray-name="[From printer settings]" style:print-orientation="portrait" fo:margin-top="0.5in" fo:margin-bottom="0.6in" fo:margin-left="0.7543in" fo:margin-right="0.5138in" fo:border="none" fo:padding="0in" style:shadow="none" fo:background-color="transparent" style:writing-mode="lr-tb" style:layout-grid-color="#c0c0c0" style:layout-grid-lines="21590" style:layout-grid-base-height="0.1665in" style:layout-grid-ruby-height="0in" style:layout-grid-mode="none" style:layout-grid-ruby-below="false" style:layout-grid-print="false" style:layout-grid-display="false" style:layout-grid-base-width="0.1457in" style:layout-grid-snap-to="true" draw:fill="none" draw:fill-color="#ffffff" draw:secondary-fill-color="#729fcf" draw:fill-gradient-name="Gradient_20_7" draw:gradient-step-count="0" draw:fill-hatch-name="Hatching_20_1" draw:fill-hatch-solid="false" draw:opacity="100%" draw:fill-image-width="0in" draw:fill-image-height="0in" style:repeat="repeat" draw:fill-image-ref-point-x="0%" draw:fill-image-ref-point-y="0%" draw:fill-image-ref-point="center" draw:tile-repeat-offset="0% vertical"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12">
      <style:page-layout-properties fo:page-width="8.2681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Standard"><text:s text:c="61"/><text:tab/><text:tab/><text:tab/><text:tab/></text:p>
      </style:footer>
      <style:footer-left>
        <text:p text:style-name="MP3"/>
        <text:p text:style-name="MP4"/>
      </style:footer-left>
    </style:master-page>
    <style:master-page style:name="Front_20_Matter" style:display-name="Front Matter" style:page-layout-name="Mpm2">
      <style:header>
        <text:p text:style-name="Standard"><text:s text:c="82"/></text:p>
      </style:header>
      <style:header-left>
        <text:p text:style-name="MP5"/>
      </style:header-left>
      <style:footer>
        <text:p text:style-name="MP6"><text:span text:style-name="MT1">Precise Semantics of UML State Machines (PSSM), Initial Submission</text:span><text:tab/><text:span text:style-name="MT2"><text:page-number text:select-page="current">i</text:page-number></text:span></text:p>
      </style:footer>
      <style:footer-left>
        <text:p text:style-name="MP7"><text:span text:style-name="MT3"><text:page-number text:select-page="current">ii</text:page-number></text:span><text:tab/><text:span text:style-name="MT1">Precise Semantics of UML State Machines (PSSM), Initial Submission</text:span></text:p>
      </style:footer-left>
    </style:master-page>
    <style:master-page style:name="Converted2" style:page-layout-name="Mpm3">
      <style:header>
        <text:p text:style-name="Standard"><text:s text:c="82"/></text:p>
      </style:header>
      <style:footer>
        <text:p text:style-name="Footer">Semantics of a Foundational Subset for Executable UML Models (FUML), v1.2<text:tab/></text:p>
      </style:footer>
    </style:master-page>
    <style:master-page style:name="Converted3" style:page-layout-name="Mpm4" style:next-style-name="Converted2">
      <style:header>
        <text:p text:style-name="Standard"><text:s text:c="82"/></text:p>
      </style:header>
      <style:footer>
        <text:p text:style-name="Footer">Semantics of a Foundational Subset for Executable UML Models (FUML), v1.2<text:tab/></text:p>
      </style:footer>
    </style:master-page>
    <style:master-page style:name="Converted4" style:page-layout-name="Mpm3">
      <style:header>
        <text:p text:style-name="Standard"><text:s text:c="84"/></text:p>
      </style:header>
      <style:header-left>
        <text:p text:style-name="MP5"/>
      </style:header-left>
      <style:footer>
        <text:p text:style-name="Footer">Semantics of a Foundational Subset for Executable UML Models (FUML), v1.2<text:tab/><text:span text:style-name="MT2"><text:page-number text:select-page="current">0</text:page-number></text:span><text:tab/></text:p>
      </style:footer>
    </style:master-page>
    <style:master-page style:name="Main_20_Body" style:display-name="Main Body" style:page-layout-name="Mpm5">
      <style:header>
        <text:p text:style-name="Standard"><text:s text:c="83"/></text:p>
      </style:header>
      <style:footer>
        <text:p text:style-name="MP7"><text:span text:style-name="MT1">Precise Semantics of UML State Machines (PSSM), Initial Submission</text:span><text:tab/><text:span text:style-name="MT3"><text:page-number text:select-page="current">11</text:page-number></text:span></text:p>
      </style:footer>
      <style:footer-left>
        <text:p text:style-name="MP8"><text:span text:style-name="MT3"><text:page-number text:select-page="current">10</text:page-number></text:span><text:span text:style-name="MT2"><text:tab/></text:span><text:span text:style-name="MT4">Precise Semantics of UML State Machines (PSSM), Initial Submission</text:span></text:p>
      </style:footer-left>
    </style:master-page>
    <style:master-page style:name="Converted6" style:page-layout-name="Mpm3">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7" style:page-layout-name="Mpm6" style:next-style-name="Converted6">
      <style:header>
        <text:p text:style-name="Standard"><text:s text:c="84"/></text:p>
      </style:header>
      <style:footer>
        <text:p text:style-name="Footer">Semantics of a Foundational Subset for Executable UML Models (FUML), v1.2<text:tab/></text:p>
      </style:footer>
    </style:master-page>
    <style:master-page style:name="Converted8" style:page-layout-name="Mpm7">
      <style:header>
        <text:p text:style-name="Standard"><text:s text:c="84"/></text:p>
      </style:header>
      <style:header-left>
        <text:p text:style-name="MP5"/>
      </style:header-left>
      <style:footer>
        <text:p text:style-name="Footer">Semantics of a Foundational Subset for Executable UML Models (FUML), v1.2<text:tab/></text:p>
      </style:footer>
    </style:master-page>
    <style:master-page style:name="Converted10" style:page-layout-name="Mpm7">
      <style:header>
        <text:p text:style-name="Standard"><text:s text:c="84"/></text:p>
      </style:header>
      <style:footer>
        <text:p text:style-name="Footer">Semantics of a Foundational Subset for Executable UML Models (FUML), v1.2<text:tab/></text:p>
      </style:footer>
    </style:master-page>
    <style:master-page style:name="Converted11" style:page-layout-name="Mpm8" style:next-style-name="Converted10">
      <style:header>
        <text:p text:style-name="Standard"><text:s text:c="84"/></text:p>
      </style:header>
      <style:footer>
        <text:p text:style-name="Footer">Semantics of a Foundational Subset for Executable UML Models (FUML), v1.2<text:tab/></text:p>
      </style:footer>
    </style:master-page>
    <style:master-page style:name="Converted12" style:page-layout-name="Mpm9">
      <style:header>
        <text:p text:style-name="Standard"><text:s text:c="84"/></text:p>
      </style:header>
      <style:footer>
        <text:p text:style-name="Footer">Semantics of a Foundational Subset for Executable UML Models (FUML), v1.2<text:tab/></text:p>
      </style:footer>
    </style:master-page>
    <style:master-page style:name="Converted13" style:page-layout-name="Mpm9">
      <style:header>
        <text:p text:style-name="Standard"><text:s text:c="84"/></text:p>
      </style:header>
      <style:footer>
        <text:p text:style-name="Footer">Semantics of a Foundational Subset for Executable UML Models (FUML), v1.2<text:tab/></text:p>
      </style:footer>
    </style:master-page>
    <style:master-page style:name="Converted14" style:page-layout-name="Mpm9">
      <style:header>
        <text:p text:style-name="Standard"><text:s text:c="84"/></text:p>
      </style:header>
      <style:footer>
        <text:p text:style-name="Footer">Semantics of a Foundational Subset for Executable UML Models (FUML), v1.2<text:tab/></text:p>
      </style:footer>
    </style:master-page>
    <style:master-page style:name="Converted15" style:page-layout-name="Mpm9">
      <style:header>
        <text:p text:style-name="Standard"><text:s text:c="84"/></text:p>
      </style:header>
      <style:footer>
        <text:p text:style-name="Footer">Semantics of a Foundational Subset for Executable UML Models (FUML), v1.2<text:tab/></text:p>
      </style:footer>
    </style:master-page>
    <style:master-page style:name="Converted16" style:page-layout-name="Mpm9">
      <style:header>
        <text:p text:style-name="Standard"><text:s text:c="84"/></text:p>
      </style:header>
      <style:footer>
        <text:p text:style-name="Footer">Semantics of a Foundational Subset for Executable UML Models (FUML), v1.2<text:tab/></text:p>
      </style:footer>
    </style:master-page>
    <style:master-page style:name="Converted17" style:page-layout-name="Mpm9">
      <style:header>
        <text:p text:style-name="Standard"><text:s text:c="84"/></text:p>
      </style:header>
      <style:footer>
        <text:p text:style-name="Footer">Semantics of a Foundational Subset for Executable UML Models (FUML), v1.2<text:tab/></text:p>
      </style:footer>
    </style:master-page>
    <style:master-page style:name="Converted18" style:page-layout-name="Mpm9">
      <style:header>
        <text:p text:style-name="Standard"><text:s text:c="84"/></text:p>
      </style:header>
      <style:footer>
        <text:p text:style-name="Footer">Semantics of a Foundational Subset for Executable UML Models (FUML), v1.2<text:tab/></text:p>
      </style:footer>
    </style:master-page>
    <style:master-page style:name="Converted19" style:page-layout-name="Mpm9">
      <style:header>
        <text:p text:style-name="Standard"><text:s text:c="84"/></text:p>
      </style:header>
      <style:footer>
        <text:p text:style-name="Footer">Semantics of a Foundational Subset for Executable UML Models (FUML), v1.2<text:tab/></text:p>
      </style:footer>
    </style:master-page>
    <style:master-page style:name="Converted20" style:page-layout-name="Mpm9">
      <style:header>
        <text:p text:style-name="Standard"><text:s text:c="84"/></text:p>
      </style:header>
      <style:footer>
        <text:p text:style-name="Footer">Semantics of a Foundational Subset for Executable UML Models (FUML), v1.2<text:tab/></text:p>
      </style:footer>
    </style:master-page>
    <style:master-page style:name="Converted21" style:page-layout-name="Mpm9">
      <style:header>
        <text:p text:style-name="Standard"><text:s text:c="84"/></text:p>
      </style:header>
      <style:footer>
        <text:p text:style-name="Footer">Semantics of a Foundational Subset for Executable UML Models (FUML), v1.2<text:tab/></text:p>
      </style:footer>
    </style:master-page>
    <style:master-page style:name="Converted22" style:page-layout-name="Mpm10">
      <style:header>
        <text:p text:style-name="Standard"><text:s text:c="84"/></text:p>
      </style:header>
      <style:footer>
        <text:p text:style-name="Footer">Semantics of a Foundational Subset for Executable UML Models (FUML), v1.2<text:tab/></text:p>
      </style:footer>
    </style:master-page>
    <style:master-page style:name="Converted23" style:page-layout-name="Mpm11" style:next-style-name="Converted22">
      <style:header>
        <text:p text:style-name="Standard"><text:s text:c="84"/></text:p>
      </style:header>
      <style:footer>
        <text:p text:style-name="Footer">Semantics of a Foundational Subset for Executable UML Models (FUML), v1.2<text:tab/></text:p>
      </style:footer>
    </style:master-page>
    <style:master-page style:name="Converted24" style:page-layout-name="Mpm10">
      <style:header>
        <text:p text:style-name="Standard"><text:s text:c="84"/></text:p>
      </style:header>
      <style:footer>
        <text:p text:style-name="Footer">Semantics of a Foundational Subset for Executable UML Models (FUML), v1.2<text:tab/></text:p>
      </style:footer>
    </style:master-page>
    <style:master-page style:name="Converted25" style:page-layout-name="Mpm11" style:next-style-name="Converted24">
      <style:header>
        <text:p text:style-name="Standard"><text:s text:c="84"/></text:p>
      </style:header>
      <style:footer>
        <text:p text:style-name="Footer">Semantics of a Foundational Subset for Executable UML Models (FUML), v1.2<text:tab/></text:p>
      </style:footer>
    </style:master-page>
    <style:master-page style:name="HTML"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dc:creator>Ed Seidewitz</dc:creator>
    <meta:editing-cycles>278</meta:editing-cycles>
    <meta:creation-date>2015-08-24T17:26:00</meta:creation-date>
    <dc:date>2016-01-26T09:20:15.679637000</dc:date>
    <meta:editing-duration>P5DT1H36M12S</meta:editing-duration>
    <meta:generator>LibreOffice/5.0.4.2$MacOSX_X86_64 LibreOffice_project/2b9802c1994aa0b7dc6079e128979269cf95bc78</meta:generator>
    <meta:document-statistic meta:table-count="0" meta:image-count="0" meta:object-count="0" meta:page-count="17" meta:paragraph-count="276" meta:word-count="2641" meta:character-count="19132" meta:non-whitespace-character-count="145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